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3.4957in"/>
    </style:style>
    <style:style style:name="co8" style:family="table-column">
      <style:table-column-properties fo:break-before="auto" style:column-width="4.1665in"/>
    </style:style>
    <style:style style:name="co9" style:family="table-column">
      <style:table-column-properties fo:break-before="auto" style:column-width="1.8835in"/>
    </style:style>
    <style:style style:name="co10" style:family="table-column">
      <style:table-column-properties fo:break-before="auto" style:column-width="1.5228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1.2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7937in"/>
    </style:style>
    <style:style style:name="co15" style:family="table-column">
      <style:table-column-properties fo:break-before="auto" style:column-width="1.6882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811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1.2445in"/>
    </style:style>
    <style:style style:name="co20" style:family="table-column">
      <style:table-column-properties fo:break-before="auto" style:column-width="2.8654in"/>
    </style:style>
    <style:style style:name="co21" style:family="table-column">
      <style:table-column-properties fo:break-before="auto" style:column-width="1.572in"/>
    </style:style>
    <style:style style:name="co22" style:family="table-column">
      <style:table-column-properties fo:break-before="auto" style:column-width="0.7717in"/>
    </style:style>
    <style:style style:name="co23" style:family="table-column">
      <style:table-column-properties fo:break-before="auto" style:column-width="2.3252in"/>
    </style:style>
    <style:style style:name="co24" style:family="table-column">
      <style:table-column-properties fo:break-before="auto" style:column-width="0.4047in"/>
    </style:style>
    <style:style style:name="co25" style:family="table-column">
      <style:table-column-properties fo:break-before="auto" style:column-width="1.8161in"/>
    </style:style>
    <style:style style:name="co26" style:family="table-column">
      <style:table-column-properties fo:break-before="auto" style:column-width="0.3862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2252in"/>
    </style:style>
    <style:style style:name="co29" style:family="table-column">
      <style:table-column-properties fo:break-before="auto" style:column-width="0.3189in"/>
    </style:style>
    <style:style style:name="co30" style:family="table-column">
      <style:table-column-properties fo:break-before="auto" style:column-width="0.3472in"/>
    </style:style>
    <style:style style:name="co31" style:family="table-column">
      <style:table-column-properties fo:break-before="auto" style:column-width="2.2339in"/>
    </style:style>
    <style:style style:name="co32" style:family="table-column">
      <style:table-column-properties fo:break-before="auto" style:column-width="1.5118in"/>
    </style:style>
    <style:style style:name="co33" style:family="table-column">
      <style:table-column-properties fo:break-before="auto" style:column-width="3.3591in"/>
    </style:style>
    <style:style style:name="co34" style:family="table-column">
      <style:table-column-properties fo:break-before="auto" style:column-width="0.5571in"/>
    </style:style>
    <style:style style:name="co35" style:family="table-column">
      <style:table-column-properties fo:break-before="auto" style:column-width="2.0063in"/>
    </style:style>
    <style:style style:name="co36" style:family="table-column">
      <style:table-column-properties fo:break-before="auto" style:column-width="3.8008in"/>
    </style:style>
    <style:style style:name="co37" style:family="table-column">
      <style:table-column-properties fo:break-before="auto" style:column-width="0.6945in"/>
    </style:style>
    <style:style style:name="co38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811in" fo:break-before="auto" style:use-optimal-row-height="false"/>
    </style:style>
    <style:style style:name="ro9" style:family="table-row">
      <style:table-row-properties style:row-height="0.2508in" fo:break-before="auto" style:use-optimal-row-height="true"/>
    </style:style>
    <style:style style:name="ro10" style:family="table-row">
      <style:table-row-properties style:row-height="0.4063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252in" fo:break-before="auto" style:use-optimal-row-height="true"/>
    </style:style>
    <style:style style:name="ro13" style:family="table-row">
      <style:table-row-properties style:row-height="0.3173in" fo:break-before="auto" style:use-optimal-row-height="false"/>
    </style:style>
    <style:style style:name="ro14" style:family="table-row">
      <style:table-row-properties style:row-height="0.3228in" fo:break-before="auto" style:use-optimal-row-height="fals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4346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Song_20_List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3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27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3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D8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8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54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BandNames)" table:allow-empty-cell="true" table:display-list="sort-ascending" table:base-cell-address="MAIN.C5">
          <table:error-message table:message-type="stop" table:display="true"/>
        </table:content-validation>
        <table:content-validation table:name="val2" table:condition="of:cell-content-is-in-list(Genres)" table:allow-empty-cell="true" table:display-list="unsorted" table:base-cell-address="MAIN.D5">
          <table:error-message table:message-type="stop" table:display="true"/>
        </table:content-validation>
        <table:content-validation table:name="val3" table:base-cell-address="MAIN.E5">
          <table:error-message table:message-type="stop" table:display="true"/>
        </table:content-validation>
        <table:content-validation table:name="val4" table:condition="of:cell-content-is-in-list(PriorityLevels)" table:allow-empty-cell="true" table:display-list="unsorted" table:base-cell-address="MAIN.Q5">
          <table:error-message table:message-type="stop" table:display="true"/>
        </table:content-validation>
        <table:content-validation table:name="val5" table:condition="of:cell-content-is-in-list(Statuses)" table:allow-empty-cell="true" table:display-list="unsorted" table:base-cell-address="MAIN.S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4" calcext:value-type="date">
            <text:p>May 14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02" table:default-cell-style-name="Default"/>
        <table:table-row table:style-name="ro6">
          <table:table-cell table:style-name="ce8"/>
          <table:table-cell table:style-name="ce8" office:value-type="string" calcext:value-type="string">
            <text:p>MASTER UNABRIDGED SONGS LIST</text:p>
          </table:table-cell>
          <table:table-cell table:style-name="ce8" table:number-columns-repeated="9"/>
          <table:table-cell table:style-name="ce36" table:number-columns-repeated="3"/>
          <table:table-cell table:style-name="ce44" office:value-type="string" calcext:value-type="string">
            <text:p>AS OF: </text:p>
          </table:table-cell>
          <table:table-cell table:style-name="ce48" table:formula="of:=[$Instructions.G1]" office:value-type="date" office:date-value="2024-05-14" calcext:value-type="date">
            <text:p>May 14, 2024</text:p>
          </table:table-cell>
          <table:table-cell table:style-name="ce44" office:value-type="string" calcext:value-type="string">
            <text:p>TODAY:</text:p>
          </table:table-cell>
          <table:table-cell table:style-name="ce54" table:formula="of:=TODAY()" office:value-type="date" office:date-value="2024-05-15" calcext:value-type="date">
            <text:p>May 15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6" table:number-columns-repeated="24"/>
          <table:table-cell table:number-columns-repeated="1000"/>
        </table:table-row>
        <table:table-row table:style-name="ro7">
          <table:table-cell table:number-columns-repeated="5"/>
          <table:table-cell table:style-name="ce31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8">
          <table:table-cell table:style-name="ce96" office:value-type="string" calcext:value-type="string">
            <text:p>Index</text:p>
          </table:table-cell>
          <table:table-cell table:style-name="ce13" office:value-type="string" calcext:value-type="string">
            <text:p>Song</text:p>
          </table:table-cell>
          <table:table-cell table:style-name="ce13" office:value-type="string" calcext:value-type="string">
            <text:p>Artist</text:p>
          </table:table-cell>
          <table:table-cell table:style-name="ce13" office:value-type="string" calcext:value-type="string">
            <text:p>Genre</text:p>
          </table:table-cell>
          <table:table-cell table:style-name="ce13" office:value-type="string" calcext:value-type="string">
            <text:p>CHORDS</text:p>
          </table:table-cell>
          <table:table-cell table:style-name="ce23" office:value-type="string" calcext:value-type="string">
            <text:p>BSC</text:p>
          </table:table-cell>
          <table:table-cell table:style-name="ce23" office:value-type="string" calcext:value-type="string">
            <text:p>NBC</text:p>
          </table:table-cell>
          <table:table-cell table:style-name="ce27"/>
          <table:table-cell table:style-name="ce28" office:value-type="string" calcext:value-type="string">
            <text:p>I Sing</text:p>
          </table:table-cell>
          <table:table-cell table:style-name="ce28" office:value-type="string" calcext:value-type="string">
            <text:p>I Play</text:p>
          </table:table-cell>
          <table:table-cell table:style-name="ce28" office:value-type="string" calcext:value-type="string">
            <text:p>Have Lyrics</text:p>
          </table:table-cell>
          <table:table-cell table:style-name="ce28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2"/>
        </table:table-row>
        <table:table-row table:style-name="ro9">
          <table:table-cell table:style-name="ce97" office:value-type="float" office:value="1" calcext:value-type="float">
            <text:p>001</text:p>
          </table:table-cell>
          <table:table-cell table:style-name="ce15" office:value-type="string" calcext:value-type="string">
            <text:p>(There’s) No Gettin’ Over Me</text:p>
          </table:table-cell>
          <table:table-cell table:style-name="ce20" table:content-validation-name="val1" office:value-type="string" calcext:value-type="string">
            <text:p>Ronnie Milsap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6]&lt;&gt;&quot;&quot;;[.A5]+1;&quot;&quot;)" office:value-type="float" office:value="2" calcext:value-type="float">
            <text:p>002</text:p>
          </table:table-cell>
          <table:table-cell table:style-name="ce15" office:value-type="string" calcext:value-type="string">
            <text:p>1,000,000</text:p>
          </table:table-cell>
          <table:table-cell table:style-name="ce20" table:content-validation-name="val1" office:value-type="string" calcext:value-type="string">
            <text:p>Nine Inch Nails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7]&lt;&gt;&quot;&quot;;[.A6]+1;&quot;&quot;)" office:value-type="float" office:value="3" calcext:value-type="float">
            <text:p>003</text:p>
          </table:table-cell>
          <table:table-cell table:style-name="ce15" office:value-type="string" calcext:value-type="string">
            <text:p>100 in a 55</text:p>
          </table:table-cell>
          <table:table-cell table:style-name="ce20" table:content-validation-name="val1" office:value-type="string" calcext:value-type="string">
            <text:p>Pop Evil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CGAmF, AF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8]&lt;&gt;&quot;&quot;;[.A7]+1;&quot;&quot;)" office:value-type="float" office:value="4" calcext:value-type="float">
            <text:p>004</text:p>
          </table:table-cell>
          <table:table-cell table:style-name="ce15" office:value-type="string" calcext:value-type="string">
            <text:p>18 &amp; Life</text:p>
          </table:table-cell>
          <table:table-cell table:style-name="ce20" table:content-validation-name="val1" office:value-type="string" calcext:value-type="string">
            <text:p>Skid Row</text:p>
          </table:table-cell>
          <table:table-cell table:style-name="ce19" table:content-validation-name="val2"/>
          <table:table-cell table:style-name="ce21" table:content-validation-name="val3"/>
          <table:table-cell table:style-name="ce26" table:content-validation-name="val3" office:value-type="string" calcext:value-type="string">
            <text:p>x</text:p>
          </table:table-cell>
          <table:table-cell table:style-name="ce21" table:content-validation-name="val3" table:number-columns-repeated="2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9]&lt;&gt;&quot;&quot;;[.A8]+1;&quot;&quot;)" office:value-type="float" office:value="5" calcext:value-type="float">
            <text:p>005</text:p>
          </table:table-cell>
          <table:table-cell table:style-name="ce15" office:value-type="string" calcext:value-type="string">
            <text:p>Ace of spades </text:p>
          </table:table-cell>
          <table:table-cell table:style-name="ce20" table:content-validation-name="val1" office:value-type="string" calcext:value-type="string">
            <text:p>Motorhead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0]&lt;&gt;&quot;&quot;;[.A9]+1;&quot;&quot;)" office:value-type="float" office:value="6" calcext:value-type="float">
            <text:p>006</text:p>
          </table:table-cell>
          <table:table-cell table:style-name="ce15" office:value-type="string" calcext:value-type="string">
            <text:p>Against All Odds</text:p>
          </table:table-cell>
          <table:table-cell table:style-name="ce20" table:content-validation-name="val1" office:value-type="string" calcext:value-type="string">
            <text:p>Phil Collins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1]&lt;&gt;&quot;&quot;;[.A10]+1;&quot;&quot;)" office:value-type="float" office:value="7" calcext:value-type="float">
            <text:p>007</text:p>
          </table:table-cell>
          <table:table-cell table:style-name="ce15" office:value-type="string" calcext:value-type="string">
            <text:p>Ain’t No Sunshine</text:p>
          </table:table-cell>
          <table:table-cell table:style-name="ce20" table:content-validation-name="val1" office:value-type="string" calcext:value-type="string">
            <text:p>Bill Withers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AEG, EG#C#B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2]&lt;&gt;&quot;&quot;;[.A11]+1;&quot;&quot;)" office:value-type="float" office:value="8" calcext:value-type="float">
            <text:p>008</text:p>
          </table:table-cell>
          <table:table-cell table:style-name="ce15" office:value-type="string" calcext:value-type="string">
            <text:p>Alive</text:p>
          </table:table-cell>
          <table:table-cell table:style-name="ce20" table:content-validation-name="val1" office:value-type="string" calcext:value-type="string">
            <text:p>Pearl Jam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A, FC, EGDA, E#C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3]&lt;&gt;&quot;&quot;;[.A12]+1;&quot;&quot;)" office:value-type="float" office:value="9" calcext:value-type="float">
            <text:p>009</text:p>
          </table:table-cell>
          <table:table-cell table:style-name="ce15" office:value-type="string" calcext:value-type="string">
            <text:p>All Apologies</text:p>
          </table:table-cell>
          <table:table-cell table:style-name="ce20" table:content-validation-name="val1" office:value-type="string" calcext:value-type="string">
            <text:p>Nirvana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4]&lt;&gt;&quot;&quot;;[.A13]+1;&quot;&quot;)" office:value-type="float" office:value="10" calcext:value-type="float">
            <text:p>010</text:p>
          </table:table-cell>
          <table:table-cell table:style-name="ce15" office:value-type="string" calcext:value-type="string">
            <text:p>Always on the Run</text:p>
          </table:table-cell>
          <table:table-cell table:style-name="ce20" table:content-validation-name="val1" office:value-type="string" calcext:value-type="string">
            <text:p>Lenny Kravitz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5]&lt;&gt;&quot;&quot;;[.A14]+1;&quot;&quot;)" office:value-type="float" office:value="11" calcext:value-type="float">
            <text:p>011</text:p>
          </table:table-cell>
          <table:table-cell table:style-name="ce15" office:value-type="string" calcext:value-type="string">
            <text:p>American Bad Ass</text:p>
          </table:table-cell>
          <table:table-cell table:style-name="ce20" table:content-validation-name="val1" office:value-type="string" calcext:value-type="string">
            <text:p>Kid Rock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6]&lt;&gt;&quot;&quot;;[.A15]+1;&quot;&quot;)" office:value-type="float" office:value="12" calcext:value-type="float">
            <text:p>012</text:p>
          </table:table-cell>
          <table:table-cell table:style-name="ce15" office:value-type="string" calcext:value-type="string">
            <text:p>American Band</text:p>
          </table:table-cell>
          <table:table-cell table:style-name="ce20" table:content-validation-name="val1" office:value-type="string" calcext:value-type="string">
            <text:p>Grand Funk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7]&lt;&gt;&quot;&quot;;[.A16]+1;&quot;&quot;)" office:value-type="float" office:value="13" calcext:value-type="float">
            <text:p>013</text:p>
          </table:table-cell>
          <table:table-cell table:style-name="ce15" office:value-type="string" calcext:value-type="string">
            <text:p>Aquatic Fanatic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8]&lt;&gt;&quot;&quot;;[.A17]+1;&quot;&quot;)" office:value-type="float" office:value="14" calcext:value-type="float">
            <text:p>014</text:p>
          </table:table-cell>
          <table:table-cell table:style-name="ce15" office:value-type="string" calcext:value-type="string">
            <text:p>Are You Gonna Move It For Me </text:p>
          </table:table-cell>
          <table:table-cell table:style-name="ce20" table:content-validation-name="val1" office:value-type="string" calcext:value-type="string">
            <text:p>Donnas, The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9]&lt;&gt;&quot;&quot;;[.A18]+1;&quot;&quot;)" office:value-type="float" office:value="15" calcext:value-type="float">
            <text:p>015</text:p>
          </table:table-cell>
          <table:table-cell table:style-name="ce15" office:value-type="string" calcext:value-type="string">
            <text:p>Automobile</text:p>
          </table:table-cell>
          <table:table-cell table:style-name="ce20" table:content-validation-name="val1" office:value-type="string" calcext:value-type="string">
            <text:p>NWA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0]&lt;&gt;&quot;&quot;;[.A19]+1;&quot;&quot;)" office:value-type="float" office:value="16" calcext:value-type="float">
            <text:p>016</text:p>
          </table:table-cell>
          <table:table-cell table:style-name="ce15" office:value-type="string" calcext:value-type="string">
            <text:p>Back 2 Good</text:p>
          </table:table-cell>
          <table:table-cell table:style-name="ce20" table:content-validation-name="val1" office:value-type="string" calcext:value-type="string">
            <text:p>Matchbox Twenty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DCG, GADGABm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1]&lt;&gt;&quot;&quot;;[.A20]+1;&quot;&quot;)" office:value-type="float" office:value="17" calcext:value-type="float">
            <text:p>017</text:p>
          </table:table-cell>
          <table:table-cell table:style-name="ce15" office:value-type="string" calcext:value-type="string">
            <text:p>Back At One</text:p>
          </table:table-cell>
          <table:table-cell table:style-name="ce20" table:content-validation-name="val1" office:value-type="string" calcext:value-type="string">
            <text:p>Brian McKnight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2]&lt;&gt;&quot;&quot;;[.A21]+1;&quot;&quot;)" office:value-type="float" office:value="18" calcext:value-type="float">
            <text:p>018</text:p>
          </table:table-cell>
          <table:table-cell table:style-name="ce15" office:value-type="string" calcext:value-type="string">
            <text:p>Bad Company</text:p>
          </table:table-cell>
          <table:table-cell table:style-name="ce20" table:content-validation-name="val1" office:value-type="string" calcext:value-type="string">
            <text:p>Five Finger Death Punch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BmA, AGEBm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3]&lt;&gt;&quot;&quot;;[.A22]+1;&quot;&quot;)" office:value-type="float" office:value="19" calcext:value-type="float">
            <text:p>019</text:p>
          </table:table-cell>
          <table:table-cell table:style-name="ce15" office:value-type="string" calcext:value-type="string">
            <text:p>Bad Leroy Brown</text:p>
          </table:table-cell>
          <table:table-cell table:style-name="ce20" table:content-validation-name="val1" office:value-type="string" calcext:value-type="string">
            <text:p>Jim Croce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4]&lt;&gt;&quot;&quot;;[.A23]+1;&quot;&quot;)" office:value-type="float" office:value="20" calcext:value-type="float">
            <text:p>020</text:p>
          </table:table-cell>
          <table:table-cell table:style-name="ce15" office:value-type="string" calcext:value-type="string">
            <text:p>Bad Touch </text:p>
          </table:table-cell>
          <table:table-cell table:style-name="ce20" table:content-validation-name="val1" office:value-type="string" calcext:value-type="string">
            <text:p>Bloodhound Gang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5]&lt;&gt;&quot;&quot;;[.A24]+1;&quot;&quot;)" office:value-type="float" office:value="21" calcext:value-type="float">
            <text:p>021</text:p>
          </table:table-cell>
          <table:table-cell table:style-name="ce15" office:value-type="string" calcext:value-type="string">
            <text:p>Beat It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6]&lt;&gt;&quot;&quot;;[.A25]+1;&quot;&quot;)" office:value-type="float" office:value="22" calcext:value-type="float">
            <text:p>022</text:p>
          </table:table-cell>
          <table:table-cell table:style-name="ce15" office:value-type="string" calcext:value-type="string">
            <text:p>Beer </text:p>
          </table:table-cell>
          <table:table-cell table:style-name="ce20" table:content-validation-name="val1" office:value-type="string" calcext:value-type="string">
            <text:p>Reel Big Fish</text:p>
          </table:table-cell>
          <table:table-cell/>
          <table:table-cell table:content-validation-name="val3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7]&lt;&gt;&quot;&quot;;[.A26]+1;&quot;&quot;)" office:value-type="float" office:value="23" calcext:value-type="float">
            <text:p>023</text:p>
          </table:table-cell>
          <table:table-cell table:style-name="ce15" office:value-type="string" calcext:value-type="string">
            <text:p>Behind Blue Eyes</text:p>
          </table:table-cell>
          <table:table-cell table:style-name="ce20" table:content-validation-name="val1" office:value-type="string" calcext:value-type="string">
            <text:p>Who, The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8]&lt;&gt;&quot;&quot;;[.A27]+1;&quot;&quot;)" office:value-type="float" office:value="24" calcext:value-type="float">
            <text:p>024</text:p>
          </table:table-cell>
          <table:table-cell table:style-name="ce15" office:value-type="string" calcext:value-type="string">
            <text:p>Behind Blue Eyes</text:p>
          </table:table-cell>
          <table:table-cell table:style-name="ce20" table:content-validation-name="val1" office:value-type="string" calcext:value-type="string">
            <text:p>Who, The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GDCA, CDGCDE, BCDA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9]&lt;&gt;&quot;&quot;;[.A28]+1;&quot;&quot;)" office:value-type="float" office:value="25" calcext:value-type="float">
            <text:p>025</text:p>
          </table:table-cell>
          <table:table-cell table:style-name="ce15" office:value-type="string" calcext:value-type="string">
            <text:p>Black</text:p>
          </table:table-cell>
          <table:table-cell table:style-name="ce20" table:content-validation-name="val1" office:value-type="string" calcext:value-type="string">
            <text:p>Pearl Jam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A, EC, EDC, CD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0">
          <table:table-cell table:style-name="ce97" table:formula="of:=IF([.B30]&lt;&gt;&quot;&quot;;[.A29]+1;&quot;&quot;)" office:value-type="float" office:value="26" calcext:value-type="float">
            <text:p>026</text:p>
          </table:table-cell>
          <table:table-cell table:style-name="ce15" office:value-type="string" calcext:value-type="string">
            <text:p>Black Egg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 table:number-columns-repeated="4"/>
          <table:table-cell table:number-columns-repeated="12"/>
          <table:table-cell table:style-name="ce85"/>
          <table:table-cell table:number-columns-repeated="1003"/>
        </table:table-row>
        <table:table-row table:style-name="ro9">
          <table:table-cell table:style-name="ce97" table:formula="of:=IF([.B31]&lt;&gt;&quot;&quot;;[.A30]+1;&quot;&quot;)" office:value-type="float" office:value="27" calcext:value-type="float">
            <text:p>027</text:p>
          </table:table-cell>
          <table:table-cell table:style-name="ce15" office:value-type="string" calcext:value-type="string">
            <text:p>Black Horse &amp; The Cherry Tree [KT Tunstall] </text:p>
          </table:table-cell>
          <table:table-cell table:style-name="ce20" table:content-validation-name="val1" office:value-type="string" calcext:value-type="string">
            <text:p>Aly &amp; AJ</text:p>
          </table:table-cell>
          <table:table-cell/>
          <table:table-cell table:content-validation-name="val3" table:number-columns-repeated="4"/>
          <table:table-cell table:number-columns-repeated="12"/>
          <table:table-cell table:style-name="ce85"/>
          <table:table-cell table:number-columns-repeated="1003"/>
        </table:table-row>
        <table:table-row table:style-name="ro5">
          <table:table-cell table:style-name="ce97" table:formula="of:=IF([.B32]&lt;&gt;&quot;&quot;;[.A31]+1;&quot;&quot;)" office:value-type="float" office:value="28" calcext:value-type="float">
            <text:p>028</text:p>
          </table:table-cell>
          <table:table-cell table:style-name="ce15" office:value-type="string" calcext:value-type="string">
            <text:p>Blink </text:p>
          </table:table-cell>
          <table:table-cell table:style-name="ce20" table:content-validation-name="val1" office:value-type="string" calcext:value-type="string">
            <text:p>88 Fingers Louie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3]&lt;&gt;&quot;&quot;;[.A32]+1;&quot;&quot;)" office:value-type="float" office:value="29" calcext:value-type="float">
            <text:p>029</text:p>
          </table:table-cell>
          <table:table-cell table:style-name="ce15" office:value-type="string" calcext:value-type="string">
            <text:p>Blitzkrieg Bop</text:p>
          </table:table-cell>
          <table:table-cell table:style-name="ce20" table:content-validation-name="val1" office:value-type="string" calcext:value-type="string">
            <text:p>Ramones, The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34]&lt;&gt;&quot;&quot;;[.A33]+1;&quot;&quot;)" office:value-type="float" office:value="30" calcext:value-type="float">
            <text:p>030</text:p>
          </table:table-cell>
          <table:table-cell table:style-name="ce15" office:value-type="string" calcext:value-type="string">
            <text:p>Blue Snow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5]&lt;&gt;&quot;&quot;;[.A34]+1;&quot;&quot;)" office:value-type="float" office:value="31" calcext:value-type="float">
            <text:p>031</text:p>
          </table:table-cell>
          <table:table-cell table:style-name="ce15" office:value-type="string" calcext:value-type="string">
            <text:p>Born on the Bayou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36]&lt;&gt;&quot;&quot;;[.A35]+1;&quot;&quot;)" office:value-type="float" office:value="32" calcext:value-type="float">
            <text:p>032</text:p>
          </table:table-cell>
          <table:table-cell table:style-name="ce15" office:value-type="string" calcext:value-type="string">
            <text:p>Born With Big Hands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37]&lt;&gt;&quot;&quot;;[.A36]+1;&quot;&quot;)" office:value-type="float" office:value="33" calcext:value-type="float">
            <text:p>033</text:p>
          </table:table-cell>
          <table:table-cell table:style-name="ce15" office:value-type="string" calcext:value-type="string">
            <text:p>Bother</text:p>
          </table:table-cell>
          <table:table-cell table:style-name="ce20" table:content-validation-name="val1" office:value-type="string" calcext:value-type="string">
            <text:p>Stone Sour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38]&lt;&gt;&quot;&quot;;[.A37]+1;&quot;&quot;)" office:value-type="float" office:value="34" calcext:value-type="float">
            <text:p>034</text:p>
          </table:table-cell>
          <table:table-cell table:style-name="ce15" office:value-type="string" calcext:value-type="string">
            <text:p>Brown Eyed Girl</text:p>
          </table:table-cell>
          <table:table-cell table:style-name="ce20" table:content-validation-name="val1" office:value-type="string" calcext:value-type="string">
            <text:p>Van Morisson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39]&lt;&gt;&quot;&quot;;[.A38]+1;&quot;&quot;)" office:value-type="float" office:value="35" calcext:value-type="float">
            <text:p>035</text:p>
          </table:table-cell>
          <table:table-cell table:style-name="ce15" office:value-type="string" calcext:value-type="string">
            <text:p>Burnin' Love</text:p>
          </table:table-cell>
          <table:table-cell table:style-name="ce20" table:content-validation-name="val1" office:value-type="string" calcext:value-type="string">
            <text:p>Elvis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DGA, BAG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40]&lt;&gt;&quot;&quot;;[.A39]+1;&quot;&quot;)" office:value-type="float" office:value="36" calcext:value-type="float">
            <text:p>036</text:p>
          </table:table-cell>
          <table:table-cell table:style-name="ce15" office:value-type="string" calcext:value-type="string">
            <text:p>Burning Brite</text:p>
          </table:table-cell>
          <table:table-cell table:style-name="ce20" table:content-validation-name="val1" office:value-type="string" calcext:value-type="string">
            <text:p>Shinedown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BmAG, EGDA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41]&lt;&gt;&quot;&quot;;[.A40]+1;&quot;&quot;)" office:value-type="float" office:value="37" calcext:value-type="float">
            <text:p>037</text:p>
          </table:table-cell>
          <table:table-cell table:style-name="ce15" office:value-type="string" calcext:value-type="string">
            <text:p>Careless Whisper</text:p>
          </table:table-cell>
          <table:table-cell table:style-name="ce20" table:content-validation-name="val1" office:value-type="string" calcext:value-type="string">
            <text:p>Seether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42]&lt;&gt;&quot;&quot;;[.A41]+1;&quot;&quot;)" office:value-type="float" office:value="38" calcext:value-type="float">
            <text:p>038</text:p>
          </table:table-cell>
          <table:table-cell table:style-name="ce15" office:value-type="string" calcext:value-type="string">
            <text:p>Cat's In The Cradle</text:p>
          </table:table-cell>
          <table:table-cell table:style-name="ce20" table:content-validation-name="val1" office:value-type="string" calcext:value-type="string">
            <text:p>Harry Chapi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3]&lt;&gt;&quot;&quot;;[.A42]+1;&quot;&quot;)" office:value-type="float" office:value="39" calcext:value-type="float">
            <text:p>039</text:p>
          </table:table-cell>
          <table:table-cell table:style-name="ce15" office:value-type="string" calcext:value-type="string">
            <text:p>Caught Up In You </text:p>
          </table:table-cell>
          <table:table-cell table:style-name="ce20" table:content-validation-name="val1" office:value-type="string" calcext:value-type="string">
            <text:p>We The Kings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4]&lt;&gt;&quot;&quot;;[.A43]+1;&quot;&quot;)" office:value-type="float" office:value="40" calcext:value-type="float">
            <text:p>040</text:p>
          </table:table-cell>
          <table:table-cell table:style-name="ce15" office:value-type="string" calcext:value-type="string">
            <text:p>Charlie Brown’s Parents</text:p>
          </table:table-cell>
          <table:table-cell table:style-name="ce20" table:content-validation-name="val1" office:value-type="string" calcext:value-type="string">
            <text:p>Dishwalla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AD#DF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45]&lt;&gt;&quot;&quot;;[.A44]+1;&quot;&quot;)" office:value-type="float" office:value="41" calcext:value-type="float">
            <text:p>041</text:p>
          </table:table-cell>
          <table:table-cell table:style-name="ce15" office:value-type="string" calcext:value-type="string">
            <text:p>Children Of The Grave</text:p>
          </table:table-cell>
          <table:table-cell table:style-name="ce20" table:content-validation-name="val1" office:value-type="string" calcext:value-type="string">
            <text:p>Black Sabbath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6]&lt;&gt;&quot;&quot;;[.A45]+1;&quot;&quot;)" office:value-type="float" office:value="42" calcext:value-type="float">
            <text:p>042</text:p>
          </table:table-cell>
          <table:table-cell table:style-name="ce15" office:value-type="string" calcext:value-type="string">
            <text:p>Children of the Grave </text:p>
          </table:table-cell>
          <table:table-cell table:style-name="ce20" table:content-validation-name="val1" office:value-type="string" calcext:value-type="string">
            <text:p>White Zombie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7]&lt;&gt;&quot;&quot;;[.A46]+1;&quot;&quot;)" office:value-type="float" office:value="43" calcext:value-type="float">
            <text:p>043</text:p>
          </table:table-cell>
          <table:table-cell table:style-name="ce15" office:value-type="string" calcext:value-type="string">
            <text:p>Cinnamon Girl</text:p>
          </table:table-cell>
          <table:table-cell table:style-name="ce20" table:content-validation-name="val1" office:value-type="string" calcext:value-type="string">
            <text:p>Neil Young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8]&lt;&gt;&quot;&quot;;[.A47]+1;&quot;&quot;)" office:value-type="float" office:value="44" calcext:value-type="float">
            <text:p>044</text:p>
          </table:table-cell>
          <table:table-cell table:style-name="ce15" office:value-type="string" calcext:value-type="string">
            <text:p>Cosmic Egg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49]&lt;&gt;&quot;&quot;;[.A48]+1;&quot;&quot;)" office:value-type="float" office:value="45" calcext:value-type="float">
            <text:p>045</text:p>
          </table:table-cell>
          <table:table-cell table:style-name="ce15" office:value-type="string" calcext:value-type="string">
            <text:p>Crash Course In Brain Surgery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50]&lt;&gt;&quot;&quot;;[.A49]+1;&quot;&quot;)" office:value-type="float" office:value="46" calcext:value-type="float">
            <text:p>046</text:p>
          </table:table-cell>
          <table:table-cell table:style-name="ce15" office:value-type="string" calcext:value-type="string">
            <text:p>Crazy</text:p>
          </table:table-cell>
          <table:table-cell table:style-name="ce20" table:content-validation-name="val1" office:value-type="string" calcext:value-type="string">
            <text:p>Seal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GA, CGA, ABCD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51]&lt;&gt;&quot;&quot;;[.A50]+1;&quot;&quot;)" office:value-type="float" office:value="47" calcext:value-type="float">
            <text:p>047</text:p>
          </table:table-cell>
          <table:table-cell table:style-name="ce15" office:value-type="string" calcext:value-type="string">
            <text:p>Creep</text:p>
          </table:table-cell>
          <table:table-cell table:style-name="ce20" table:content-validation-name="val1" office:value-type="string" calcext:value-type="string">
            <text:p>Radiohead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52]&lt;&gt;&quot;&quot;;[.A51]+1;&quot;&quot;)" office:value-type="float" office:value="48" calcext:value-type="float">
            <text:p>048</text:p>
          </table:table-cell>
          <table:table-cell table:style-name="ce15" office:value-type="string" calcext:value-type="string">
            <text:p>Creep</text:p>
          </table:table-cell>
          <table:table-cell table:style-name="ce20" table:content-validation-name="val1" office:value-type="string" calcext:value-type="string">
            <text:p>Radiohead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53]&lt;&gt;&quot;&quot;;[.A52]+1;&quot;&quot;)" office:value-type="float" office:value="49" calcext:value-type="float">
            <text:p>049</text:p>
          </table:table-cell>
          <table:table-cell table:style-name="ce15" office:value-type="string" calcext:value-type="string">
            <text:p>Cry Cry Cry</text:p>
          </table:table-cell>
          <table:table-cell table:style-name="ce20" table:content-validation-name="val1" office:value-type="string" calcext:value-type="string">
            <text:p>Johnny Cash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4]&lt;&gt;&quot;&quot;;[.A53]+1;&quot;&quot;)" office:value-type="float" office:value="50" calcext:value-type="float">
            <text:p>050</text:p>
          </table:table-cell>
          <table:table-cell table:style-name="ce15" office:value-type="string" calcext:value-type="string">
            <text:p>Dead Man's Curve</text:p>
          </table:table-cell>
          <table:table-cell table:style-name="ce20" table:content-validation-name="val1" office:value-type="string" calcext:value-type="string">
            <text:p>Jan &amp; Dea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55]&lt;&gt;&quot;&quot;;[.A54]+1;&quot;&quot;)" office:value-type="float" office:value="51" calcext:value-type="float">
            <text:p>051</text:p>
          </table:table-cell>
          <table:table-cell table:style-name="ce15" office:value-type="string" calcext:value-type="string">
            <text:p>Dimension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56]&lt;&gt;&quot;&quot;;[.A55]+1;&quot;&quot;)" office:value-type="float" office:value="52" calcext:value-type="float">
            <text:p>052</text:p>
          </table:table-cell>
          <table:table-cell table:style-name="ce15" office:value-type="string" calcext:value-type="string">
            <text:p>Dirty Diana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57]&lt;&gt;&quot;&quot;;[.A56]+1;&quot;&quot;)" office:value-type="float" office:value="53" calcext:value-type="float">
            <text:p>053</text:p>
          </table:table-cell>
          <table:table-cell table:style-name="ce15" office:value-type="string" calcext:value-type="string">
            <text:p>Do You Wanna Hit It </text:p>
          </table:table-cell>
          <table:table-cell table:style-name="ce20" table:content-validation-name="val1" office:value-type="string" calcext:value-type="string">
            <text:p>Donnas, The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58]&lt;&gt;&quot;&quot;;[.A57]+1;&quot;&quot;)" office:value-type="float" office:value="54" calcext:value-type="float">
            <text:p>054</text:p>
          </table:table-cell>
          <table:table-cell table:style-name="ce15" office:value-type="string" calcext:value-type="string">
            <text:p>Don't Leave Me</text:p>
          </table:table-cell>
          <table:table-cell table:style-name="ce20" table:content-validation-name="val1" office:value-type="string" calcext:value-type="string">
            <text:p>Blackstreet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59]&lt;&gt;&quot;&quot;;[.A58]+1;&quot;&quot;)" office:value-type="float" office:value="55" calcext:value-type="float">
            <text:p>055</text:p>
          </table:table-cell>
          <table:table-cell table:style-name="ce15" office:value-type="string" calcext:value-type="string">
            <text:p>Don't Stop 'Till You Get Enough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60]&lt;&gt;&quot;&quot;;[.A59]+1;&quot;&quot;)" office:value-type="float" office:value="56" calcext:value-type="float">
            <text:p>056</text:p>
          </table:table-cell>
          <table:table-cell table:style-name="ce15" office:value-type="string" calcext:value-type="string">
            <text:p>Down Under </text:p>
          </table:table-cell>
          <table:table-cell table:style-name="ce20" table:content-validation-name="val1" office:value-type="string" calcext:value-type="string">
            <text:p>Men At Work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61]&lt;&gt;&quot;&quot;;[.A60]+1;&quot;&quot;)" office:value-type="float" office:value="57" calcext:value-type="float">
            <text:p>057</text:p>
          </table:table-cell>
          <table:table-cell table:style-name="ce15" office:value-type="string" calcext:value-type="string">
            <text:p>Down Under </text:p>
          </table:table-cell>
          <table:table-cell table:style-name="ce20" table:content-validation-name="val1" office:value-type="string" calcext:value-type="string">
            <text:p>Pennywise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62]&lt;&gt;&quot;&quot;;[.A61]+1;&quot;&quot;)" office:value-type="float" office:value="58" calcext:value-type="float">
            <text:p>058</text:p>
          </table:table-cell>
          <table:table-cell table:style-name="ce15" office:value-type="string" calcext:value-type="string">
            <text:p>Earache My Eye</text:p>
          </table:table-cell>
          <table:table-cell table:style-name="ce20" table:content-validation-name="val1" office:value-type="string" calcext:value-type="string">
            <text:p>Cheech &amp; Chong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63]&lt;&gt;&quot;&quot;;[.A62]+1;&quot;&quot;)" office:value-type="float" office:value="59" calcext:value-type="float">
            <text:p>059</text:p>
          </table:table-cell>
          <table:table-cell table:style-name="ce15" office:value-type="string" calcext:value-type="string">
            <text:p>Eleanor Rigby</text:p>
          </table:table-cell>
          <table:table-cell table:style-name="ce20" table:content-validation-name="val1" office:value-type="string" calcext:value-type="string">
            <text:p>Beatles, The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mC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64]&lt;&gt;&quot;&quot;;[.A63]+1;&quot;&quot;)" office:value-type="float" office:value="60" calcext:value-type="float">
            <text:p>060</text:p>
          </table:table-cell>
          <table:table-cell table:style-name="ce15" office:value-type="string" calcext:value-type="string">
            <text:p>Fast As You</text:p>
          </table:table-cell>
          <table:table-cell table:style-name="ce20" table:content-validation-name="val1" office:value-type="string" calcext:value-type="string">
            <text:p>Dwight Yoakam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65]&lt;&gt;&quot;&quot;;[.A64]+1;&quot;&quot;)" office:value-type="float" office:value="61" calcext:value-type="float">
            <text:p>061</text:p>
          </table:table-cell>
          <table:table-cell table:style-name="ce15" office:value-type="string" calcext:value-type="string">
            <text:p>Fell On Black Days</text:p>
          </table:table-cell>
          <table:table-cell table:style-name="ce20" table:content-validation-name="val1" office:value-type="string" calcext:value-type="string">
            <text:p>Soundgarden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BC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66]&lt;&gt;&quot;&quot;;[.A65]+1;&quot;&quot;)" office:value-type="float" office:value="62" calcext:value-type="float">
            <text:p>062</text:p>
          </table:table-cell>
          <table:table-cell table:style-name="ce15" office:value-type="string" calcext:value-type="string">
            <text:p>Fight Fire With Fire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7]&lt;&gt;&quot;&quot;;[.A66]+1;&quot;&quot;)" office:value-type="float" office:value="63" calcext:value-type="float">
            <text:p>063</text:p>
          </table:table-cell>
          <table:table-cell table:style-name="ce15" office:value-type="string" calcext:value-type="string">
            <text:p>Fine Again</text:p>
          </table:table-cell>
          <table:table-cell table:style-name="ce20" table:content-validation-name="val1" office:value-type="string" calcext:value-type="string">
            <text:p>Seether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F#AED, F#DBmE, AF#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68]&lt;&gt;&quot;&quot;;[.A67]+1;&quot;&quot;)" office:value-type="float" office:value="64" calcext:value-type="float">
            <text:p>064</text:p>
          </table:table-cell>
          <table:table-cell table:style-name="ce15" office:value-type="string" calcext:value-type="string">
            <text:p>Five To One</text:p>
          </table:table-cell>
          <table:table-cell table:style-name="ce20" table:content-validation-name="val1" office:value-type="string" calcext:value-type="string">
            <text:p>Doors, The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69]&lt;&gt;&quot;&quot;;[.A68]+1;&quot;&quot;)" office:value-type="float" office:value="65" calcext:value-type="float">
            <text:p>065</text:p>
          </table:table-cell>
          <table:table-cell table:style-name="ce15" office:value-type="string" calcext:value-type="string">
            <text:p>Five to One </text:p>
          </table:table-cell>
          <table:table-cell table:style-name="ce20" table:content-validation-name="val1" office:value-type="string" calcext:value-type="string">
            <text:p>Marilyn Manson</text:p>
          </table:table-cell>
          <table:table-cell/>
          <table:table-cell table:content-validation-name="val3" table:number-columns-repeated="4"/>
          <table:table-cell table:number-columns-repeated="1016"/>
        </table:table-row>
        <table:table-row table:style-name="ro5">
          <table:table-cell table:style-name="ce97" table:formula="of:=IF([.B70]&lt;&gt;&quot;&quot;;[.A69]+1;&quot;&quot;)" office:value-type="float" office:value="66" calcext:value-type="float">
            <text:p>066</text:p>
          </table:table-cell>
          <table:table-cell table:style-name="ce15" office:value-type="string" calcext:value-type="string">
            <text:p>Forgot About Dre</text:p>
          </table:table-cell>
          <table:table-cell table:style-name="ce20" table:content-validation-name="val1" office:value-type="string" calcext:value-type="string">
            <text:p>Dr. Dre &amp; Eminem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71]&lt;&gt;&quot;&quot;;[.A70]+1;&quot;&quot;)" office:value-type="float" office:value="67" calcext:value-type="float">
            <text:p>067</text:p>
          </table:table-cell>
          <table:table-cell table:style-name="ce15" office:value-type="string" calcext:value-type="string">
            <text:p>Fortunate Son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GFC, GDC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72]&lt;&gt;&quot;&quot;;[.A71]+1;&quot;&quot;)" office:value-type="float" office:value="68" calcext:value-type="float">
            <text:p>068</text:p>
          </table:table-cell>
          <table:table-cell table:style-name="ce15" office:value-type="string" calcext:value-type="string">
            <text:p>Free Bird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3]&lt;&gt;&quot;&quot;;[.A72]+1;&quot;&quot;)" office:value-type="float" office:value="69" calcext:value-type="float">
            <text:p>069</text:p>
          </table:table-cell>
          <table:table-cell table:style-name="ce15" office:value-type="string" calcext:value-type="string">
            <text:p>Free Fallin' </text:p>
          </table:table-cell>
          <table:table-cell table:style-name="ce20" table:content-validation-name="val1" office:value-type="string" calcext:value-type="string">
            <text:p>Almost, Th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74]&lt;&gt;&quot;&quot;;[.A73]+1;&quot;&quot;)" office:value-type="float" office:value="70" calcext:value-type="float">
            <text:p>070</text:p>
          </table:table-cell>
          <table:table-cell table:style-name="ce15" office:value-type="string" calcext:value-type="string">
            <text:p>Fuck Her Gently</text:p>
          </table:table-cell>
          <table:table-cell table:style-name="ce20" table:content-validation-name="val1" office:value-type="string" calcext:value-type="string">
            <text:p>Tenacious D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75]&lt;&gt;&quot;&quot;;[.A74]+1;&quot;&quot;)" office:value-type="float" office:value="71" calcext:value-type="float">
            <text:p>071</text:p>
          </table:table-cell>
          <table:table-cell table:style-name="ce15" office:value-type="string" calcext:value-type="string">
            <text:p>Fuck You</text:p>
          </table:table-cell>
          <table:table-cell table:style-name="ce20" table:content-validation-name="val1" office:value-type="string" calcext:value-type="string">
            <text:p>CeeLo Gree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6]&lt;&gt;&quot;&quot;;[.A75]+1;&quot;&quot;)" office:value-type="float" office:value="72" calcext:value-type="float">
            <text:p>072</text:p>
          </table:table-cell>
          <table:table-cell table:style-name="ce15" office:value-type="string" calcext:value-type="string">
            <text:p>Gimme Back My Bullets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GACGA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77]&lt;&gt;&quot;&quot;;[.A76]+1;&quot;&quot;)" office:value-type="float" office:value="73" calcext:value-type="float">
            <text:p>073</text:p>
          </table:table-cell>
          <table:table-cell table:style-name="ce15" office:value-type="string" calcext:value-type="string">
            <text:p>Green Manalishi</text:p>
          </table:table-cell>
          <table:table-cell table:style-name="ce20" table:content-validation-name="val1" office:value-type="string" calcext:value-type="string">
            <text:p>Judas Priest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78]&lt;&gt;&quot;&quot;;[.A77]+1;&quot;&quot;)" office:value-type="float" office:value="74" calcext:value-type="float">
            <text:p>074</text:p>
          </table:table-cell>
          <table:table-cell table:style-name="ce15" office:value-type="string" calcext:value-type="string">
            <text:p>Hate Me</text:p>
          </table:table-cell>
          <table:table-cell table:style-name="ce20" table:content-validation-name="val1" office:value-type="string" calcext:value-type="string">
            <text:p>Blue October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GEmCA, GECDE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79]&lt;&gt;&quot;&quot;;[.A78]+1;&quot;&quot;)" office:value-type="float" office:value="75" calcext:value-type="float">
            <text:p>075</text:p>
          </table:table-cell>
          <table:table-cell table:style-name="ce15" office:value-type="string" calcext:value-type="string">
            <text:p>Heart Full Of Soul </text:p>
          </table:table-cell>
          <table:table-cell table:style-name="ce20" table:content-validation-name="val1" office:value-type="string" calcext:value-type="string">
            <text:p>Dokke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80]&lt;&gt;&quot;&quot;;[.A79]+1;&quot;&quot;)" office:value-type="float" office:value="76" calcext:value-type="float">
            <text:p>076</text:p>
          </table:table-cell>
          <table:table-cell table:style-name="ce15" office:value-type="string" calcext:value-type="string">
            <text:p>Heart Full Of Soul </text:p>
          </table:table-cell>
          <table:table-cell table:style-name="ce20" table:content-validation-name="val1" office:value-type="string" calcext:value-type="string">
            <text:p>Yardbirds, Th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81]&lt;&gt;&quot;&quot;;[.A80]+1;&quot;&quot;)" office:value-type="float" office:value="77" calcext:value-type="float">
            <text:p>077</text:p>
          </table:table-cell>
          <table:table-cell table:style-name="ce15" office:value-type="string" calcext:value-type="string">
            <text:p>Heaven Isn't Too Far Away [Warrant] </text:p>
          </table:table-cell>
          <table:table-cell table:style-name="ce20" table:content-validation-name="val1" office:value-type="string" calcext:value-type="string">
            <text:p>New Found Glory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82]&lt;&gt;&quot;&quot;;[.A81]+1;&quot;&quot;)" office:value-type="float" office:value="78" calcext:value-type="float">
            <text:p>078</text:p>
          </table:table-cell>
          <table:table-cell table:style-name="ce15" office:value-type="string" calcext:value-type="string">
            <text:p>Helpless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83]&lt;&gt;&quot;&quot;;[.A82]+1;&quot;&quot;)" office:value-type="float" office:value="79" calcext:value-type="float">
            <text:p>079</text:p>
          </table:table-cell>
          <table:table-cell table:style-name="ce15" office:value-type="string" calcext:value-type="string">
            <text:p>Here Without You</text:p>
          </table:table-cell>
          <table:table-cell table:style-name="ce20" table:content-validation-name="val1" office:value-type="string" calcext:value-type="string">
            <text:p>3 Doors Down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BmA,BmGA, DABmGA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84]&lt;&gt;&quot;&quot;;[.A83]+1;&quot;&quot;)" office:value-type="float" office:value="80" calcext:value-type="float">
            <text:p>080</text:p>
          </table:table-cell>
          <table:table-cell table:style-name="ce15" office:value-type="string" calcext:value-type="string">
            <text:p>Hey Hey What Can I Do</text:p>
          </table:table-cell>
          <table:table-cell table:style-name="ce20" table:content-validation-name="val1" office:value-type="string" calcext:value-type="string">
            <text:p>Led Zeppelin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85]&lt;&gt;&quot;&quot;;[.A84]+1;&quot;&quot;)" office:value-type="float" office:value="81" calcext:value-type="float">
            <text:p>081</text:p>
          </table:table-cell>
          <table:table-cell table:style-name="ce15" office:value-type="string" calcext:value-type="string">
            <text:p>Hey Jealousy [Gin Blossoms] </text:p>
          </table:table-cell>
          <table:table-cell table:style-name="ce20" table:content-validation-name="val1" office:value-type="string" calcext:value-type="string">
            <text:p>Hit The Light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86]&lt;&gt;&quot;&quot;;[.A85]+1;&quot;&quot;)" office:value-type="float" office:value="82" calcext:value-type="float">
            <text:p>082</text:p>
          </table:table-cell>
          <table:table-cell table:style-name="ce15" office:value-type="string" calcext:value-type="string">
            <text:p>Hey Joe</text:p>
          </table:table-cell>
          <table:table-cell table:style-name="ce20" table:content-validation-name="val1" office:value-type="string" calcext:value-type="string">
            <text:p>Jimi Hendrix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DGA#A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87]&lt;&gt;&quot;&quot;;[.A86]+1;&quot;&quot;)" office:value-type="float" office:value="83" calcext:value-type="float">
            <text:p>083</text:p>
          </table:table-cell>
          <table:table-cell table:style-name="ce15" office:value-type="string" calcext:value-type="string">
            <text:p>Hey Ya</text:p>
          </table:table-cell>
          <table:table-cell table:style-name="ce20" table:content-validation-name="val1" office:value-type="string" calcext:value-type="string">
            <text:p>Outkast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GCDE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88]&lt;&gt;&quot;&quot;;[.A87]+1;&quot;&quot;)" office:value-type="float" office:value="84" calcext:value-type="float">
            <text:p>084</text:p>
          </table:table-cell>
          <table:table-cell table:style-name="ce15" office:value-type="string" calcext:value-type="string">
            <text:p>Hold Me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89]&lt;&gt;&quot;&quot;;[.A88]+1;&quot;&quot;)" office:value-type="float" office:value="85" calcext:value-type="float">
            <text:p>085</text:p>
          </table:table-cell>
          <table:table-cell table:style-name="ce15" office:value-type="string" calcext:value-type="string">
            <text:p>Holiday in Cambodia </text:p>
          </table:table-cell>
          <table:table-cell table:style-name="ce20" table:content-validation-name="val1" office:value-type="string" calcext:value-type="string">
            <text:p>Dead Kennedy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90]&lt;&gt;&quot;&quot;;[.A89]+1;&quot;&quot;)" office:value-type="float" office:value="86" calcext:value-type="float">
            <text:p>086</text:p>
          </table:table-cell>
          <table:table-cell table:style-name="ce15" office:value-type="string" calcext:value-type="string">
            <text:p>Hot In Herre</text:p>
          </table:table-cell>
          <table:table-cell table:style-name="ce20" table:content-validation-name="val1" office:value-type="string" calcext:value-type="string">
            <text:p>Nelly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91]&lt;&gt;&quot;&quot;;[.A90]+1;&quot;&quot;)" office:value-type="float" office:value="87" calcext:value-type="float">
            <text:p>087</text:p>
          </table:table-cell>
          <table:table-cell table:style-name="ce15" office:value-type="string" calcext:value-type="string">
            <text:p>Hotel California</text:p>
          </table:table-cell>
          <table:table-cell table:style-name="ce20" table:content-validation-name="val1" office:value-type="string" calcext:value-type="string">
            <text:p>Eagles, The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BmF#AEGDEmF#, GDEmF#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92]&lt;&gt;&quot;&quot;;[.A91]+1;&quot;&quot;)" office:value-type="float" office:value="88" calcext:value-type="float">
            <text:p>088</text:p>
          </table:table-cell>
          <table:table-cell table:style-name="ce15" office:value-type="string" calcext:value-type="string">
            <text:p>How Do You Want It</text:p>
          </table:table-cell>
          <table:table-cell table:style-name="ce20" table:content-validation-name="val1" office:value-type="string" calcext:value-type="string">
            <text:p>2Pac</text:p>
          </table:table-cell>
          <table:table-cell table:style-name="ce24" table:content-validation-name="val2" office:value-type="string" calcext:value-type="string">
            <text:p>Rap</text:p>
          </table:table-cell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93]&lt;&gt;&quot;&quot;;[.A92]+1;&quot;&quot;)" office:value-type="float" office:value="89" calcext:value-type="float">
            <text:p>089</text:p>
          </table:table-cell>
          <table:table-cell table:style-name="ce15" office:value-type="string" calcext:value-type="string">
            <text:p>Hurt</text:p>
          </table:table-cell>
          <table:table-cell table:style-name="ce20" table:content-validation-name="val1" office:value-type="string" calcext:value-type="string">
            <text:p>Nine Inch Nails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94]&lt;&gt;&quot;&quot;;[.A93]+1;&quot;&quot;)" office:value-type="float" office:value="90" calcext:value-type="float">
            <text:p>090</text:p>
          </table:table-cell>
          <table:table-cell table:style-name="ce15" office:value-type="string" calcext:value-type="string">
            <text:p>I Got Your Money [Ol' Dirty Bastard] </text:p>
          </table:table-cell>
          <table:table-cell table:style-name="ce20" table:content-validation-name="val1" office:value-type="string" calcext:value-type="string">
            <text:p>Say Anything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95]&lt;&gt;&quot;&quot;;[.A94]+1;&quot;&quot;)" office:value-type="float" office:value="91" calcext:value-type="float">
            <text:p>091</text:p>
          </table:table-cell>
          <table:table-cell table:style-name="ce15" office:value-type="string" calcext:value-type="string">
            <text:p>I Know Somethin'</text:p>
          </table:table-cell>
          <table:table-cell table:style-name="ce20" table:content-validation-name="val1" office:value-type="string" calcext:value-type="string">
            <text:p>Alice In Chains</text:p>
          </table:table-cell>
          <table:table-cell table:style-name="ce24" table:content-validation-name="val2" office:value-type="string" calcext:value-type="string">
            <text:p>Rock</text:p>
          </table:table-cell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96]&lt;&gt;&quot;&quot;;[.A95]+1;&quot;&quot;)" office:value-type="float" office:value="92" calcext:value-type="float">
            <text:p>092</text:p>
          </table:table-cell>
          <table:table-cell table:style-name="ce15" office:value-type="string" calcext:value-type="string">
            <text:p>I Melt With You </text:p>
          </table:table-cell>
          <table:table-cell table:style-name="ce20" table:content-validation-name="val1" office:value-type="string" calcext:value-type="string">
            <text:p>Mest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97]&lt;&gt;&quot;&quot;;[.A96]+1;&quot;&quot;)" office:value-type="float" office:value="93" calcext:value-type="float">
            <text:p>093</text:p>
          </table:table-cell>
          <table:table-cell table:style-name="ce15" office:value-type="string" calcext:value-type="string">
            <text:p>I Ran</text:p>
          </table:table-cell>
          <table:table-cell table:style-name="ce20" table:content-validation-name="val1" office:value-type="string" calcext:value-type="string">
            <text:p>Flock Of Seagulls, A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98]&lt;&gt;&quot;&quot;;[.A97]+1;&quot;&quot;)" office:value-type="float" office:value="94" calcext:value-type="float">
            <text:p>094</text:p>
          </table:table-cell>
          <table:table-cell table:style-name="ce15" office:value-type="string" calcext:value-type="string">
            <text:p>I Remember You</text:p>
          </table:table-cell>
          <table:table-cell table:style-name="ce20" table:content-validation-name="val1" office:value-type="string" calcext:value-type="string">
            <text:p>Skid Row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99]&lt;&gt;&quot;&quot;;[.A98]+1;&quot;&quot;)" office:value-type="float" office:value="95" calcext:value-type="float">
            <text:p>095</text:p>
          </table:table-cell>
          <table:table-cell table:style-name="ce15" office:value-type="string" calcext:value-type="string">
            <text:p>I'm Scared of Your Mom </text:p>
          </table:table-cell>
          <table:table-cell table:style-name="ce20" table:content-validation-name="val1" office:value-type="string" calcext:value-type="string">
            <text:p>Mervin Dreav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00]&lt;&gt;&quot;&quot;;[.A99]+1;&quot;&quot;)" office:value-type="float" office:value="96" calcext:value-type="float">
            <text:p>096</text:p>
          </table:table-cell>
          <table:table-cell table:style-name="ce15" office:value-type="string" calcext:value-type="string">
            <text:p>Into The Void </text:p>
          </table:table-cell>
          <table:table-cell table:style-name="ce20" table:content-validation-name="val1" office:value-type="string" calcext:value-type="string">
            <text:p>Kyus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01]&lt;&gt;&quot;&quot;;[.A100]+1;&quot;&quot;)" office:value-type="float" office:value="97" calcext:value-type="float">
            <text:p>097</text:p>
          </table:table-cell>
          <table:table-cell table:style-name="ce15" office:value-type="string" calcext:value-type="string">
            <text:p>It Never Rains In California</text:p>
          </table:table-cell>
          <table:table-cell table:style-name="ce20" table:content-validation-name="val1" office:value-type="string" calcext:value-type="string">
            <text:p>Albert Hammond</text:p>
          </table:table-cell>
          <table:table-cell table:style-name="ce24" table:content-validation-name="val2" office:value-type="string" calcext:value-type="string">
            <text:p>Soft Rock</text:p>
          </table:table-cell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2]&lt;&gt;&quot;&quot;;[.A101]+1;&quot;&quot;)" office:value-type="float" office:value="98" calcext:value-type="float">
            <text:p>098</text:p>
          </table:table-cell>
          <table:table-cell table:style-name="ce15" office:value-type="string" calcext:value-type="string">
            <text:p>It's A Heartache</text:p>
          </table:table-cell>
          <table:table-cell table:style-name="ce20" table:content-validation-name="val1" office:value-type="string" calcext:value-type="string">
            <text:p>Bonnie Tyler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/>
          <table:table-cell table:number-columns-repeated="2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3]&lt;&gt;&quot;&quot;;[.A102]+1;&quot;&quot;)" office:value-type="float" office:value="99" calcext:value-type="float">
            <text:p>099</text:p>
          </table:table-cell>
          <table:table-cell table:style-name="ce15" office:value-type="string" calcext:value-type="string">
            <text:p>It's Not Love</text:p>
          </table:table-cell>
          <table:table-cell table:style-name="ce20" table:content-validation-name="val1" office:value-type="string" calcext:value-type="string">
            <text:p>Dokke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2" table:style-name="ce42" office:value-type="string" calcext:value-type="string">
            <text:p>x</text:p>
          </table:table-cell>
          <table:table-cell table:style-name="ce42"/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4]&lt;&gt;&quot;&quot;;[.A103]+1;&quot;&quot;)" office:value-type="float" office:value="100" calcext:value-type="float">
            <text:p>100</text:p>
          </table:table-cell>
          <table:table-cell table:style-name="ce15" office:value-type="string" calcext:value-type="string">
            <text:p>It's So Easy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05]&lt;&gt;&quot;&quot;;[.A104]+1;&quot;&quot;)" office:value-type="float" office:value="101" calcext:value-type="float">
            <text:p>101</text:p>
          </table:table-cell>
          <table:table-cell table:style-name="ce15" office:value-type="string" calcext:value-type="string">
            <text:p>It's So Easy 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06]&lt;&gt;&quot;&quot;;[.A105]+1;&quot;&quot;)" office:value-type="float" office:value="102" calcext:value-type="float">
            <text:p>102</text:p>
          </table:table-cell>
          <table:table-cell table:style-name="ce15" office:value-type="string" calcext:value-type="string">
            <text:p>It's the End of the World As We Know It </text:p>
          </table:table-cell>
          <table:table-cell table:style-name="ce20" table:content-validation-name="val1" office:value-type="string" calcext:value-type="string">
            <text:p>REM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07]&lt;&gt;&quot;&quot;;[.A106]+1;&quot;&quot;)" office:value-type="float" office:value="103" calcext:value-type="float">
            <text:p>103</text:p>
          </table:table-cell>
          <table:table-cell table:style-name="ce15" office:value-type="string" calcext:value-type="string">
            <text:p>It's Tricky </text:p>
          </table:table-cell>
          <table:table-cell table:style-name="ce20" table:content-validation-name="val1" office:value-type="string" calcext:value-type="string">
            <text:p>Bloodhound Gang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08]&lt;&gt;&quot;&quot;;[.A107]+1;&quot;&quot;)" office:value-type="float" office:value="104" calcext:value-type="float">
            <text:p>104</text:p>
          </table:table-cell>
          <table:table-cell table:style-name="ce15" office:value-type="string" calcext:value-type="string">
            <text:p>Its Your Love</text:p>
          </table:table-cell>
          <table:table-cell table:style-name="ce20" table:content-validation-name="val1" office:value-type="string" calcext:value-type="string">
            <text:p>Tim McGraw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09]&lt;&gt;&quot;&quot;;[.A108]+1;&quot;&quot;)" office:value-type="float" office:value="105" calcext:value-type="float">
            <text:p>105</text:p>
          </table:table-cell>
          <table:table-cell table:style-name="ce15" office:value-type="string" calcext:value-type="string">
            <text:p>Jeffersons (Theme Song)</text:p>
          </table:table-cell>
          <table:table-cell table:style-name="ce20" table:content-validation-name="val1" office:value-type="string" calcext:value-type="string">
            <text:p>TV Theme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10]&lt;&gt;&quot;&quot;;[.A109]+1;&quot;&quot;)" office:value-type="float" office:value="106" calcext:value-type="float">
            <text:p>106</text:p>
          </table:table-cell>
          <table:table-cell table:style-name="ce15" office:value-type="string" calcext:value-type="string">
            <text:p>Jessie's Girl</text:p>
          </table:table-cell>
          <table:table-cell table:style-name="ce20" table:content-validation-name="val1" office:value-type="string" calcext:value-type="string">
            <text:p>Rick Springfield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6"/>
          <table:table-cell table:number-columns-repeated="1012"/>
        </table:table-row>
        <table:table-row table:style-name="ro5">
          <table:table-cell table:style-name="ce97" table:formula="of:=IF([.B111]&lt;&gt;&quot;&quot;;[.A110]+1;&quot;&quot;)" office:value-type="float" office:value="107" calcext:value-type="float">
            <text:p>107</text:p>
          </table:table-cell>
          <table:table-cell table:style-name="ce15" office:value-type="string" calcext:value-type="string">
            <text:p>Joker &amp; The Thief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12]&lt;&gt;&quot;&quot;;[.A111]+1;&quot;&quot;)" office:value-type="float" office:value="108" calcext:value-type="float">
            <text:p>108</text:p>
          </table:table-cell>
          <table:table-cell table:style-name="ce15" office:value-type="string" calcext:value-type="string">
            <text:p>Joy To The World</text:p>
          </table:table-cell>
          <table:table-cell table:style-name="ce20" table:content-validation-name="val1" office:value-type="string" calcext:value-type="string">
            <text:p>Three Dog Night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13]&lt;&gt;&quot;&quot;;[.A112]+1;&quot;&quot;)" office:value-type="float" office:value="109" calcext:value-type="float">
            <text:p>109</text:p>
          </table:table-cell>
          <table:table-cell table:style-name="ce15" office:value-type="string" calcext:value-type="string">
            <text:p>Just Got Paid</text:p>
          </table:table-cell>
          <table:table-cell table:style-name="ce20" table:content-validation-name="val1" office:value-type="string" calcext:value-type="string">
            <text:p>ZZ Top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14]&lt;&gt;&quot;&quot;;[.A113]+1;&quot;&quot;)" office:value-type="float" office:value="110" calcext:value-type="float">
            <text:p>110</text:p>
          </table:table-cell>
          <table:table-cell table:style-name="ce15" office:value-type="string" calcext:value-type="string">
            <text:p>Keep Their Headz Ringin'</text:p>
          </table:table-cell>
          <table:table-cell table:style-name="ce20" table:content-validation-name="val1" office:value-type="string" calcext:value-type="string">
            <text:p>Dr. Dre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15]&lt;&gt;&quot;&quot;;[.A114]+1;&quot;&quot;)" office:value-type="float" office:value="111" calcext:value-type="float">
            <text:p>111</text:p>
          </table:table-cell>
          <table:table-cell table:style-name="ce15" office:value-type="string" calcext:value-type="string">
            <text:p>Keep Your Hands To Yourself</text:p>
          </table:table-cell>
          <table:table-cell table:style-name="ce20" table:content-validation-name="val1" office:value-type="string" calcext:value-type="string">
            <text:p>Georgia Satellites, The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16]&lt;&gt;&quot;&quot;;[.A115]+1;&quot;&quot;)" office:value-type="float" office:value="112" calcext:value-type="float">
            <text:p>112</text:p>
          </table:table-cell>
          <table:table-cell table:style-name="ce15" office:value-type="string" calcext:value-type="string">
            <text:p>Kick Out The Jams </text:p>
          </table:table-cell>
          <table:table-cell table:style-name="ce20" table:content-validation-name="val1" office:value-type="string" calcext:value-type="string">
            <text:p>Rage Against The Machin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17]&lt;&gt;&quot;&quot;;[.A116]+1;&quot;&quot;)" office:value-type="float" office:value="113" calcext:value-type="float">
            <text:p>113</text:p>
          </table:table-cell>
          <table:table-cell table:style-name="ce15" office:value-type="string" calcext:value-type="string">
            <text:p>Kids in America </text:p>
          </table:table-cell>
          <table:table-cell table:style-name="ce20" table:content-validation-name="val1" office:value-type="string" calcext:value-type="string">
            <text:p>Bloodhound Gang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18]&lt;&gt;&quot;&quot;;[.A117]+1;&quot;&quot;)" office:value-type="float" office:value="114" calcext:value-type="float">
            <text:p>114</text:p>
          </table:table-cell>
          <table:table-cell table:style-name="ce15" office:value-type="string" calcext:value-type="string">
            <text:p>King Of The Road</text:p>
          </table:table-cell>
          <table:table-cell table:style-name="ce20" table:content-validation-name="val1" office:value-type="string" calcext:value-type="string">
            <text:p>Roger Miller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CFG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19]&lt;&gt;&quot;&quot;;[.A118]+1;&quot;&quot;)" office:value-type="float" office:value="115" calcext:value-type="float">
            <text:p>115</text:p>
          </table:table-cell>
          <table:table-cell table:style-name="ce15" office:value-type="string" calcext:value-type="string">
            <text:p>Kiss Me Deadly </text:p>
          </table:table-cell>
          <table:table-cell table:style-name="ce20" table:content-validation-name="val1" office:value-type="string" calcext:value-type="string">
            <text:p>Reel Big Fish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20]&lt;&gt;&quot;&quot;;[.A119]+1;&quot;&quot;)" office:value-type="float" office:value="116" calcext:value-type="float">
            <text:p>116</text:p>
          </table:table-cell>
          <table:table-cell table:style-name="ce15" office:value-type="string" calcext:value-type="string">
            <text:p>La Bamba</text:p>
          </table:table-cell>
          <table:table-cell table:style-name="ce20" table:content-validation-name="val1" office:value-type="string" calcext:value-type="string">
            <text:p>Los Lobos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21]&lt;&gt;&quot;&quot;;[.A120]+1;&quot;&quot;)" office:value-type="float" office:value="117" calcext:value-type="float">
            <text:p>117</text:p>
          </table:table-cell>
          <table:table-cell table:style-name="ce15" office:value-type="string" calcext:value-type="string">
            <text:p>Last Kiss</text:p>
          </table:table-cell>
          <table:table-cell table:style-name="ce20" table:content-validation-name="val1" office:value-type="string" calcext:value-type="string">
            <text:p>Pearl Jam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22]&lt;&gt;&quot;&quot;;[.A121]+1;&quot;&quot;)" office:value-type="float" office:value="118" calcext:value-type="float">
            <text:p>118</text:p>
          </table:table-cell>
          <table:table-cell table:style-name="ce15" office:value-type="string" calcext:value-type="string">
            <text:p>Layla</text:p>
          </table:table-cell>
          <table:table-cell table:style-name="ce20" table:content-validation-name="val1" office:value-type="string" calcext:value-type="string">
            <text:p>Eric Clapt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2" table:style-name="ce42" office:value-type="string" calcext:value-type="string">
            <text:p>x</text:p>
          </table:table-cell>
          <table:table-cell table:style-name="ce42"/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3]&lt;&gt;&quot;&quot;;[.A122]+1;&quot;&quot;)" office:value-type="float" office:value="119" calcext:value-type="float">
            <text:p>119</text:p>
          </table:table-cell>
          <table:table-cell table:style-name="ce15" office:value-type="string" calcext:value-type="string">
            <text:p>Let Her Cry</text:p>
          </table:table-cell>
          <table:table-cell table:style-name="ce20" table:content-validation-name="val1" office:value-type="string" calcext:value-type="string">
            <text:p>Hootie &amp; The Blowfish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GDCG, CGCG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4]&lt;&gt;&quot;&quot;;[.A123]+1;&quot;&quot;)" office:value-type="float" office:value="120" calcext:value-type="float">
            <text:p>120</text:p>
          </table:table-cell>
          <table:table-cell table:style-name="ce15" office:value-type="string" calcext:value-type="string">
            <text:p>Let It Ride [new ver.] </text:p>
          </table:table-cell>
          <table:table-cell table:style-name="ce20" table:content-validation-name="val1" office:value-type="string" calcext:value-type="string">
            <text:p>Bachman Turner Overdriv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25]&lt;&gt;&quot;&quot;;[.A124]+1;&quot;&quot;)" office:value-type="float" office:value="121" calcext:value-type="float">
            <text:p>121</text:p>
          </table:table-cell>
          <table:table-cell table:style-name="ce15" office:value-type="string" calcext:value-type="string">
            <text:p>Let Me Blow Your Mind</text:p>
          </table:table-cell>
          <table:table-cell table:style-name="ce20" table:content-validation-name="val1" office:value-type="string" calcext:value-type="string">
            <text:p>Eve &amp; Gwen Stefani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26]&lt;&gt;&quot;&quot;;[.A125]+1;&quot;&quot;)" office:value-type="float" office:value="122" calcext:value-type="float">
            <text:p>122</text:p>
          </table:table-cell>
          <table:table-cell table:style-name="ce15" office:value-type="string" calcext:value-type="string">
            <text:p>Let's Make Love</text:p>
          </table:table-cell>
          <table:table-cell table:style-name="ce20" table:content-validation-name="val1" office:value-type="string" calcext:value-type="string">
            <text:p>Faith Hill &amp; Tim McGraw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27]&lt;&gt;&quot;&quot;;[.A126]+1;&quot;&quot;)" office:value-type="float" office:value="123" calcext:value-type="float">
            <text:p>123</text:p>
          </table:table-cell>
          <table:table-cell table:style-name="ce15" office:value-type="string" calcext:value-type="string">
            <text:p>Like A Rolling Stone</text:p>
          </table:table-cell>
          <table:table-cell table:style-name="ce20" table:content-validation-name="val1" office:value-type="string" calcext:value-type="string">
            <text:p>Bob Dyla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28]&lt;&gt;&quot;&quot;;[.A127]+1;&quot;&quot;)" office:value-type="float" office:value="124" calcext:value-type="float">
            <text:p>124</text:p>
          </table:table-cell>
          <table:table-cell table:style-name="ce15" office:value-type="string" calcext:value-type="string">
            <text:p>Little Things</text:p>
          </table:table-cell>
          <table:table-cell table:style-name="ce20" table:content-validation-name="val1" office:value-type="string" calcext:value-type="string">
            <text:p>Bush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29]&lt;&gt;&quot;&quot;;[.A128]+1;&quot;&quot;)" office:value-type="float" office:value="125" calcext:value-type="float">
            <text:p>125</text:p>
          </table:table-cell>
          <table:table-cell table:style-name="ce15" office:value-type="string" calcext:value-type="string">
            <text:p>Locomotive Breath</text:p>
          </table:table-cell>
          <table:table-cell table:style-name="ce20" table:content-validation-name="val1" office:value-type="string" calcext:value-type="string">
            <text:p>Jethro Tull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GD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30]&lt;&gt;&quot;&quot;;[.A129]+1;&quot;&quot;)" office:value-type="float" office:value="126" calcext:value-type="float">
            <text:p>126</text:p>
          </table:table-cell>
          <table:table-cell table:style-name="ce15" office:value-type="string" calcext:value-type="string">
            <text:p>Long Train Runnin’</text:p>
          </table:table-cell>
          <table:table-cell table:style-name="ce20" table:content-validation-name="val1" office:value-type="string" calcext:value-type="string">
            <text:p>Doobie Brothers, The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31]&lt;&gt;&quot;&quot;;[.A130]+1;&quot;&quot;)" office:value-type="float" office:value="127" calcext:value-type="float">
            <text:p>127</text:p>
          </table:table-cell>
          <table:table-cell table:style-name="ce15" office:value-type="string" calcext:value-type="string">
            <text:p>Looks That Kill </text:p>
          </table:table-cell>
          <table:table-cell table:style-name="ce20" table:content-validation-name="val1" office:value-type="string" calcext:value-type="string">
            <text:p>Diesel Boy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32]&lt;&gt;&quot;&quot;;[.A131]+1;&quot;&quot;)" office:value-type="float" office:value="128" calcext:value-type="float">
            <text:p>128</text:p>
          </table:table-cell>
          <table:table-cell table:style-name="ce15" office:value-type="string" calcext:value-type="string">
            <text:p>Losing My Religion [R.E.M.] </text:p>
          </table:table-cell>
          <table:table-cell table:style-name="ce20" table:content-validation-name="val1" office:value-type="string" calcext:value-type="string">
            <text:p>Scary Kids Scaring Kid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33]&lt;&gt;&quot;&quot;;[.A132]+1;&quot;&quot;)" office:value-type="float" office:value="129" calcext:value-type="float">
            <text:p>129</text:p>
          </table:table-cell>
          <table:table-cell table:style-name="ce15" office:value-type="string" calcext:value-type="string">
            <text:p>Love Me When I'm Gone</text:p>
          </table:table-cell>
          <table:table-cell table:style-name="ce20" table:content-validation-name="val1" office:value-type="string" calcext:value-type="string">
            <text:p>3 Doors Down</text:p>
          </table:table-cell>
          <table:table-cell table:style-name="ce24" table:content-validation-name="val2" office:value-type="string" calcext:value-type="string">
            <text:p>Hard Rock</text:p>
          </table:table-cell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34]&lt;&gt;&quot;&quot;;[.A133]+1;&quot;&quot;)" office:value-type="float" office:value="130" calcext:value-type="float">
            <text:p>130</text:p>
          </table:table-cell>
          <table:table-cell table:style-name="ce15" office:value-type="string" calcext:value-type="string">
            <text:p>Machine Head</text:p>
          </table:table-cell>
          <table:table-cell table:style-name="ce20" table:content-validation-name="val1" office:value-type="string" calcext:value-type="string">
            <text:p>Bush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35]&lt;&gt;&quot;&quot;;[.A134]+1;&quot;&quot;)" office:value-type="float" office:value="131" calcext:value-type="float">
            <text:p>131</text:p>
          </table:table-cell>
          <table:table-cell table:style-name="ce15" office:value-type="string" calcext:value-type="string">
            <text:p>Maggie May</text:p>
          </table:table-cell>
          <table:table-cell table:style-name="ce20" table:content-validation-name="val1" office:value-type="string" calcext:value-type="string">
            <text:p>Rod Stewart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4" table:style-name="ce42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36]&lt;&gt;&quot;&quot;;[.A135]+1;&quot;&quot;)" office:value-type="float" office:value="132" calcext:value-type="float">
            <text:p>132</text:p>
          </table:table-cell>
          <table:table-cell table:style-name="ce15" office:value-type="string" calcext:value-type="string">
            <text:p>Man In The Box</text:p>
          </table:table-cell>
          <table:table-cell table:style-name="ce20" table:content-validation-name="val1" office:value-type="string" calcext:value-type="string">
            <text:p>Alice In Chains</text:p>
          </table:table-cell>
          <table:table-cell table:style-name="ce24" table:content-validation-name="val2" office:value-type="string" calcext:value-type="string">
            <text:p>Rock</text:p>
          </table:table-cell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37]&lt;&gt;&quot;&quot;;[.A136]+1;&quot;&quot;)" office:value-type="float" office:value="133" calcext:value-type="float">
            <text:p>133</text:p>
          </table:table-cell>
          <table:table-cell table:style-name="ce15" office:value-type="string" calcext:value-type="string">
            <text:p>March Of The Pigs [Nine Inch Nails] </text:p>
          </table:table-cell>
          <table:table-cell table:style-name="ce20" table:content-validation-name="val1" office:value-type="string" calcext:value-type="string">
            <text:p>Ma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38]&lt;&gt;&quot;&quot;;[.A137]+1;&quot;&quot;)" office:value-type="float" office:value="134" calcext:value-type="float">
            <text:p>134</text:p>
          </table:table-cell>
          <table:table-cell table:style-name="ce15" office:value-type="string" calcext:value-type="string">
            <text:p>Mellow Yellow</text:p>
          </table:table-cell>
          <table:table-cell table:style-name="ce20" table:content-validation-name="val1" office:value-type="string" calcext:value-type="string">
            <text:p>Donova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39]&lt;&gt;&quot;&quot;;[.A138]+1;&quot;&quot;)" office:value-type="float" office:value="135" calcext:value-type="float">
            <text:p>135</text:p>
          </table:table-cell>
          <table:table-cell table:style-name="ce15" office:value-type="string" calcext:value-type="string">
            <text:p>Mother </text:p>
          </table:table-cell>
          <table:table-cell table:style-name="ce20" table:content-validation-name="val1" office:value-type="string" calcext:value-type="string">
            <text:p>Danzig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0]&lt;&gt;&quot;&quot;;[.A139]+1;&quot;&quot;)" office:value-type="float" office:value="136" calcext:value-type="float">
            <text:p>136</text:p>
          </table:table-cell>
          <table:table-cell table:style-name="ce15" office:value-type="string" calcext:value-type="string">
            <text:p>Mr. Jones</text:p>
          </table:table-cell>
          <table:table-cell table:style-name="ce20" table:content-validation-name="val1" office:value-type="string" calcext:value-type="string">
            <text:p>Counting Crows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AFDG, CFDG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41]&lt;&gt;&quot;&quot;;[.A140]+1;&quot;&quot;)" office:value-type="float" office:value="137" calcext:value-type="float">
            <text:p>137</text:p>
          </table:table-cell>
          <table:table-cell table:style-name="ce15" office:value-type="string" calcext:value-type="string">
            <text:p>My Sharona</text:p>
          </table:table-cell>
          <table:table-cell table:style-name="ce20" table:content-validation-name="val1" office:value-type="string" calcext:value-type="string">
            <text:p>Knack, Th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2]&lt;&gt;&quot;&quot;;[.A141]+1;&quot;&quot;)" office:value-type="float" office:value="138" calcext:value-type="float">
            <text:p>138</text:p>
          </table:table-cell>
          <table:table-cell table:style-name="ce15" office:value-type="string" calcext:value-type="string">
            <text:p>Negative Creep </text:p>
          </table:table-cell>
          <table:table-cell table:style-name="ce20" table:content-validation-name="val1" office:value-type="string" calcext:value-type="string">
            <text:p>Nirvana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3]&lt;&gt;&quot;&quot;;[.A142]+1;&quot;&quot;)" office:value-type="float" office:value="139" calcext:value-type="float">
            <text:p>139</text:p>
          </table:table-cell>
          <table:table-cell table:style-name="ce15" office:value-type="string" calcext:value-type="string">
            <text:p>New Moon Rising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4]&lt;&gt;&quot;&quot;;[.A143]+1;&quot;&quot;)" office:value-type="float" office:value="140" calcext:value-type="float">
            <text:p>140</text:p>
          </table:table-cell>
          <table:table-cell table:style-name="ce15" office:value-type="string" calcext:value-type="string">
            <text:p>Nights In White Satin</text:p>
          </table:table-cell>
          <table:table-cell table:style-name="ce20" table:content-validation-name="val1" office:value-type="string" calcext:value-type="string">
            <text:p>Moody Blues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5]&lt;&gt;&quot;&quot;;[.A144]+1;&quot;&quot;)" office:value-type="float" office:value="141" calcext:value-type="float">
            <text:p>141</text:p>
          </table:table-cell>
          <table:table-cell table:style-name="ce15" office:value-type="string" calcext:value-type="string">
            <text:p>Nothing Else Matters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6]&lt;&gt;&quot;&quot;;[.A145]+1;&quot;&quot;)" office:value-type="float" office:value="142" calcext:value-type="float">
            <text:p>142</text:p>
          </table:table-cell>
          <table:table-cell table:style-name="ce15" office:value-type="string" calcext:value-type="string">
            <text:p>Nuclear Guru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47]&lt;&gt;&quot;&quot;;[.A146]+1;&quot;&quot;)" office:value-type="float" office:value="143" calcext:value-type="float">
            <text:p>143</text:p>
          </table:table-cell>
          <table:table-cell table:style-name="ce15" office:value-type="string" calcext:value-type="string">
            <text:p>Nutshell</text:p>
          </table:table-cell>
          <table:table-cell table:style-name="ce20" table:content-validation-name="val1" office:value-type="string" calcext:value-type="string">
            <text:p>Alice In Chains</text:p>
          </table:table-cell>
          <table:table-cell table:style-name="ce24" table:content-validation-name="val2" office:value-type="string" calcext:value-type="string">
            <text:p>Rock</text:p>
          </table:table-cell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48]&lt;&gt;&quot;&quot;;[.A147]+1;&quot;&quot;)" office:value-type="float" office:value="144" calcext:value-type="float">
            <text:p>144</text:p>
          </table:table-cell>
          <table:table-cell table:style-name="ce15" office:value-type="string" calcext:value-type="string">
            <text:p>Off The Wall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49]&lt;&gt;&quot;&quot;;[.A148]+1;&quot;&quot;)" office:value-type="float" office:value="145" calcext:value-type="float">
            <text:p>145</text:p>
          </table:table-cell>
          <table:table-cell table:style-name="ce15" office:value-type="string" calcext:value-type="string">
            <text:p>One (The Loneliest Number)</text:p>
          </table:table-cell>
          <table:table-cell table:style-name="ce20" table:content-validation-name="val1" office:value-type="string" calcext:value-type="string">
            <text:p>Three Dog Night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0]&lt;&gt;&quot;&quot;;[.A149]+1;&quot;&quot;)" office:value-type="float" office:value="146" calcext:value-type="float">
            <text:p>146</text:p>
          </table:table-cell>
          <table:table-cell table:style-name="ce15" office:value-type="string" calcext:value-type="string">
            <text:p>One Last Breath</text:p>
          </table:table-cell>
          <table:table-cell table:style-name="ce20" table:content-validation-name="val1" office:value-type="string" calcext:value-type="string">
            <text:p>Creed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51]&lt;&gt;&quot;&quot;;[.A150]+1;&quot;&quot;)" office:value-type="float" office:value="147" calcext:value-type="float">
            <text:p>147</text:p>
          </table:table-cell>
          <table:table-cell table:style-name="ce15" office:value-type="string" calcext:value-type="string">
            <text:p>Paint It Black [The Rolling Stones] </text:p>
          </table:table-cell>
          <table:table-cell table:style-name="ce20" table:content-validation-name="val1" office:value-type="string" calcext:value-type="string">
            <text:p>Agony Scen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52]&lt;&gt;&quot;&quot;;[.A151]+1;&quot;&quot;)" office:value-type="float" office:value="148" calcext:value-type="float">
            <text:p>148</text:p>
          </table:table-cell>
          <table:table-cell table:style-name="ce15" office:value-type="string" calcext:value-type="string">
            <text:p>Parchman Farm </text:p>
          </table:table-cell>
          <table:table-cell table:style-name="ce20" table:content-validation-name="val1" office:value-type="string" calcext:value-type="string">
            <text:p>Blue Che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53]&lt;&gt;&quot;&quot;;[.A152]+1;&quot;&quot;)" office:value-type="float" office:value="149" calcext:value-type="float">
            <text:p>149</text:p>
          </table:table-cell>
          <table:table-cell table:style-name="ce15" office:value-type="string" calcext:value-type="string">
            <text:p>Patience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4]&lt;&gt;&quot;&quot;;[.A153]+1;&quot;&quot;)" office:value-type="float" office:value="150" calcext:value-type="float">
            <text:p>150</text:p>
          </table:table-cell>
          <table:table-cell table:style-name="ce15" office:value-type="string" calcext:value-type="string">
            <text:p>Picture</text:p>
          </table:table-cell>
          <table:table-cell table:style-name="ce20" table:content-validation-name="val1" office:value-type="string" calcext:value-type="string">
            <text:p>Kid Rock &amp; Cheryl Crow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55]&lt;&gt;&quot;&quot;;[.A154]+1;&quot;&quot;)" office:value-type="float" office:value="151" calcext:value-type="float">
            <text:p>151</text:p>
          </table:table-cell>
          <table:table-cell table:style-name="ce15" office:value-type="string" calcext:value-type="string">
            <text:p>Positively 4th St.</text:p>
          </table:table-cell>
          <table:table-cell table:style-name="ce20" table:content-validation-name="val1" office:value-type="string" calcext:value-type="string">
            <text:p>Bob Dyla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56]&lt;&gt;&quot;&quot;;[.A155]+1;&quot;&quot;)" office:value-type="float" office:value="152" calcext:value-type="float">
            <text:p>152</text:p>
          </table:table-cell>
          <table:table-cell table:style-name="ce15" office:value-type="string" calcext:value-type="string">
            <text:p>Pretty Tied Up 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57]&lt;&gt;&quot;&quot;;[.A156]+1;&quot;&quot;)" office:value-type="float" office:value="153" calcext:value-type="float">
            <text:p>153</text:p>
          </table:table-cell>
          <table:table-cell table:style-name="ce15" office:value-type="string" calcext:value-type="string">
            <text:p>Pure Love</text:p>
          </table:table-cell>
          <table:table-cell table:style-name="ce20" table:content-validation-name="val1" office:value-type="string" calcext:value-type="string">
            <text:p>Ronnie Milsap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58]&lt;&gt;&quot;&quot;;[.A157]+1;&quot;&quot;)" office:value-type="float" office:value="154" calcext:value-type="float">
            <text:p>154</text:p>
          </table:table-cell>
          <table:table-cell table:style-name="ce15" office:value-type="string" calcext:value-type="string">
            <text:p>Quincy the Pigboy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59]&lt;&gt;&quot;&quot;;[.A158]+1;&quot;&quot;)" office:value-type="float" office:value="155" calcext:value-type="float">
            <text:p>155</text:p>
          </table:table-cell>
          <table:table-cell table:style-name="ce15" office:value-type="string" calcext:value-type="string">
            <text:p>Rage Of Angels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60]&lt;&gt;&quot;&quot;;[.A159]+1;&quot;&quot;)" office:value-type="float" office:value="156" calcext:value-type="float">
            <text:p>156</text:p>
          </table:table-cell>
          <table:table-cell table:style-name="ce15" office:value-type="string" calcext:value-type="string">
            <text:p>Riders On The Storm</text:p>
          </table:table-cell>
          <table:table-cell table:style-name="ce20" table:content-validation-name="val1" office:value-type="string" calcext:value-type="string">
            <text:p>Doors, The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61]&lt;&gt;&quot;&quot;;[.A160]+1;&quot;&quot;)" office:value-type="float" office:value="157" calcext:value-type="float">
            <text:p>157</text:p>
          </table:table-cell>
          <table:table-cell table:style-name="ce15" office:value-type="string" calcext:value-type="string">
            <text:p>Rock With You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62]&lt;&gt;&quot;&quot;;[.A161]+1;&quot;&quot;)" office:value-type="float" office:value="158" calcext:value-type="float">
            <text:p>158</text:p>
          </table:table-cell>
          <table:table-cell table:style-name="ce15" office:value-type="string" calcext:value-type="string">
            <text:p>Rocky Mountain Way</text:p>
          </table:table-cell>
          <table:table-cell table:style-name="ce20" table:content-validation-name="val1" office:value-type="string" calcext:value-type="string">
            <text:p>Joe Walsh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A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63]&lt;&gt;&quot;&quot;;[.A162]+1;&quot;&quot;)" office:value-type="float" office:value="159" calcext:value-type="float">
            <text:p>159</text:p>
          </table:table-cell>
          <table:table-cell table:style-name="ce15" office:value-type="string" calcext:value-type="string">
            <text:p>Role Model</text:p>
          </table:table-cell>
          <table:table-cell table:style-name="ce20" table:content-validation-name="val1" office:value-type="string" calcext:value-type="string">
            <text:p>Eminem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64]&lt;&gt;&quot;&quot;;[.A163]+1;&quot;&quot;)" office:value-type="float" office:value="160" calcext:value-type="float">
            <text:p>160</text:p>
          </table:table-cell>
          <table:table-cell table:style-name="ce15" office:value-type="string" calcext:value-type="string">
            <text:p>Round Here</text:p>
          </table:table-cell>
          <table:table-cell table:style-name="ce20" table:content-validation-name="val1" office:value-type="string" calcext:value-type="string">
            <text:p>Counting Crows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65]&lt;&gt;&quot;&quot;;[.A164]+1;&quot;&quot;)" office:value-type="float" office:value="161" calcext:value-type="float">
            <text:p>161</text:p>
          </table:table-cell>
          <table:table-cell table:style-name="ce15" office:value-type="string" calcext:value-type="string">
            <text:p>Run Around</text:p>
          </table:table-cell>
          <table:table-cell table:style-name="ce20" table:content-validation-name="val1" office:value-type="string" calcext:value-type="string">
            <text:p>Blues Traveler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GCAD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66]&lt;&gt;&quot;&quot;;[.A165]+1;&quot;&quot;)" office:value-type="float" office:value="162" calcext:value-type="float">
            <text:p>162</text:p>
          </table:table-cell>
          <table:table-cell table:style-name="ce15" office:value-type="string" calcext:value-type="string">
            <text:p>Run To You</text:p>
          </table:table-cell>
          <table:table-cell table:style-name="ce20" table:content-validation-name="val1" office:value-type="string" calcext:value-type="string">
            <text:p>Bryan Adams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67]&lt;&gt;&quot;&quot;;[.A166]+1;&quot;&quot;)" office:value-type="float" office:value="163" calcext:value-type="float">
            <text:p>163</text:p>
          </table:table-cell>
          <table:table-cell table:style-name="ce15" office:value-type="string" calcext:value-type="string">
            <text:p>Runaway </text:p>
          </table:table-cell>
          <table:table-cell table:style-name="ce20" table:content-validation-name="val1" office:value-type="string" calcext:value-type="string">
            <text:p>Del Shanno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68]&lt;&gt;&quot;&quot;;[.A167]+1;&quot;&quot;)" office:value-type="float" office:value="164" calcext:value-type="float">
            <text:p>164</text:p>
          </table:table-cell>
          <table:table-cell table:style-name="ce15" office:value-type="string" calcext:value-type="string">
            <text:p>Runaway Train</text:p>
          </table:table-cell>
          <table:table-cell table:style-name="ce20" table:content-validation-name="val1" office:value-type="string" calcext:value-type="string">
            <text:p>Soul Asylum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69]&lt;&gt;&quot;&quot;;[.A168]+1;&quot;&quot;)" office:value-type="float" office:value="165" calcext:value-type="float">
            <text:p>165</text:p>
          </table:table-cell>
          <table:table-cell table:style-name="ce15" office:value-type="string" calcext:value-type="string">
            <text:p>Santeria</text:p>
          </table:table-cell>
          <table:table-cell table:style-name="ce20" table:content-validation-name="val1" office:value-type="string" calcext:value-type="string">
            <text:p>Sublime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ABEE#C#B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70]&lt;&gt;&quot;&quot;;[.A169]+1;&quot;&quot;)" office:value-type="float" office:value="166" calcext:value-type="float">
            <text:p>166</text:p>
          </table:table-cell>
          <table:table-cell table:style-name="ce15" office:value-type="string" calcext:value-type="string">
            <text:p>Saturday Night Special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71]&lt;&gt;&quot;&quot;;[.A170]+1;&quot;&quot;)" office:value-type="float" office:value="167" calcext:value-type="float">
            <text:p>167</text:p>
          </table:table-cell>
          <table:table-cell table:style-name="ce15" office:value-type="string" calcext:value-type="string">
            <text:p>Seven Nation Army </text:p>
          </table:table-cell>
          <table:table-cell table:style-name="ce20" table:content-validation-name="val1" office:value-type="string" calcext:value-type="string">
            <text:p>White Stripes, The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72]&lt;&gt;&quot;&quot;;[.A171]+1;&quot;&quot;)" office:value-type="float" office:value="168" calcext:value-type="float">
            <text:p>168</text:p>
          </table:table-cell>
          <table:table-cell table:style-name="ce15" office:value-type="string" calcext:value-type="string">
            <text:p>Sex &amp; Candy</text:p>
          </table:table-cell>
          <table:table-cell table:style-name="ce20" table:content-validation-name="val1" office:value-type="string" calcext:value-type="string">
            <text:p>Marcy Playground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73]&lt;&gt;&quot;&quot;;[.A172]+1;&quot;&quot;)" office:value-type="float" office:value="169" calcext:value-type="float">
            <text:p>169</text:p>
          </table:table-cell>
          <table:table-cell table:style-name="ce15" office:value-type="string" calcext:value-type="string">
            <text:p>Sex On Fire</text:p>
          </table:table-cell>
          <table:table-cell table:style-name="ce20" table:content-validation-name="val1" office:value-type="string" calcext:value-type="string">
            <text:p>Kings Of Leon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D#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74]&lt;&gt;&quot;&quot;;[.A173]+1;&quot;&quot;)" office:value-type="float" office:value="170" calcext:value-type="float">
            <text:p>170</text:p>
          </table:table-cell>
          <table:table-cell table:style-name="ce15" office:value-type="string" calcext:value-type="string">
            <text:p>Shake Ya Ass</text:p>
          </table:table-cell>
          <table:table-cell table:style-name="ce20" table:content-validation-name="val1" office:value-type="string" calcext:value-type="string">
            <text:p>Mystikal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75]&lt;&gt;&quot;&quot;;[.A174]+1;&quot;&quot;)" office:value-type="float" office:value="171" calcext:value-type="float">
            <text:p>171</text:p>
          </table:table-cell>
          <table:table-cell table:style-name="ce15" office:value-type="string" calcext:value-type="string">
            <text:p>Sharp Dressed Man</text:p>
          </table:table-cell>
          <table:table-cell table:style-name="ce20" table:content-validation-name="val1" office:value-type="string" calcext:value-type="string">
            <text:p>ZZ Top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76]&lt;&gt;&quot;&quot;;[.A175]+1;&quot;&quot;)" office:value-type="float" office:value="172" calcext:value-type="float">
            <text:p>172</text:p>
          </table:table-cell>
          <table:table-cell table:style-name="ce15" office:value-type="string" calcext:value-type="string">
            <text:p>Sharp Dressed Man</text:p>
          </table:table-cell>
          <table:table-cell table:style-name="ce20" table:content-validation-name="val1" office:value-type="string" calcext:value-type="string">
            <text:p>ZZ Top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77]&lt;&gt;&quot;&quot;;[.A176]+1;&quot;&quot;)" office:value-type="float" office:value="173" calcext:value-type="float">
            <text:p>173</text:p>
          </table:table-cell>
          <table:table-cell table:style-name="ce15" office:value-type="string" calcext:value-type="string">
            <text:p>Shooting Star</text:p>
          </table:table-cell>
          <table:table-cell table:style-name="ce20" table:content-validation-name="val1" office:value-type="string" calcext:value-type="string">
            <text:p>Bad Company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AEGA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78]&lt;&gt;&quot;&quot;;[.A177]+1;&quot;&quot;)" office:value-type="float" office:value="174" calcext:value-type="float">
            <text:p>174</text:p>
          </table:table-cell>
          <table:table-cell table:style-name="ce15" office:value-type="string" calcext:value-type="string">
            <text:p>Signs</text:p>
          </table:table-cell>
          <table:table-cell table:style-name="ce20" table:content-validation-name="val1" office:value-type="string" calcext:value-type="string">
            <text:p>Tesla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DCBAGDACBGDAC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79]&lt;&gt;&quot;&quot;;[.A178]+1;&quot;&quot;)" office:value-type="float" office:value="175" calcext:value-type="float">
            <text:p>175</text:p>
          </table:table-cell>
          <table:table-cell table:style-name="ce15" office:value-type="string" calcext:value-type="string">
            <text:p>Simple Man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CGAm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80]&lt;&gt;&quot;&quot;;[.A179]+1;&quot;&quot;)" office:value-type="float" office:value="176" calcext:value-type="float">
            <text:p>176</text:p>
          </table:table-cell>
          <table:table-cell table:style-name="ce15" office:value-type="string" calcext:value-type="string">
            <text:p>Smooth Criminal</text:p>
          </table:table-cell>
          <table:table-cell table:style-name="ce20" table:content-validation-name="val1" office:value-type="string" calcext:value-type="string">
            <text:p>Alien Ant Farm</text:p>
          </table:table-cell>
          <table:table-cell table:style-name="ce24" table:content-validation-name="val2" office:value-type="string" calcext:value-type="string">
            <text:p>Hard Rock</text:p>
          </table:table-cell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81]&lt;&gt;&quot;&quot;;[.A180]+1;&quot;&quot;)" office:value-type="float" office:value="177" calcext:value-type="float">
            <text:p>177</text:p>
          </table:table-cell>
          <table:table-cell table:style-name="ce15" office:value-type="string" calcext:value-type="string">
            <text:p>Solitude</text:p>
          </table:table-cell>
          <table:table-cell table:style-name="ce20" table:content-validation-name="val1" office:value-type="string" calcext:value-type="string">
            <text:p>Black Sabbath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number-columns-repeated="2" table:style-name="ce42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82]&lt;&gt;&quot;&quot;;[.A181]+1;&quot;&quot;)" office:value-type="float" office:value="178" calcext:value-type="float">
            <text:p>178</text:p>
          </table:table-cell>
          <table:table-cell table:style-name="ce15" office:value-type="string" calcext:value-type="string">
            <text:p>Something Like That</text:p>
          </table:table-cell>
          <table:table-cell table:style-name="ce20" table:content-validation-name="val1" office:value-type="string" calcext:value-type="string">
            <text:p>Tim McGraw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83]&lt;&gt;&quot;&quot;;[.A182]+1;&quot;&quot;)" office:value-type="float" office:value="179" calcext:value-type="float">
            <text:p>179</text:p>
          </table:table-cell>
          <table:table-cell table:style-name="ce15" office:value-type="string" calcext:value-type="string">
            <text:p>Stayin' Alive</text:p>
          </table:table-cell>
          <table:table-cell table:style-name="ce20" table:content-validation-name="val1" office:value-type="string" calcext:value-type="string">
            <text:p>Bee Gees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84]&lt;&gt;&quot;&quot;;[.A183]+1;&quot;&quot;)" office:value-type="float" office:value="180" calcext:value-type="float">
            <text:p>180</text:p>
          </table:table-cell>
          <table:table-cell table:style-name="ce15" office:value-type="string" calcext:value-type="string">
            <text:p>Steal My Kisses</text:p>
          </table:table-cell>
          <table:table-cell table:style-name="ce20" table:content-validation-name="val1" office:value-type="string" calcext:value-type="string">
            <text:p>Ben Harper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85]&lt;&gt;&quot;&quot;;[.A184]+1;&quot;&quot;)" office:value-type="float" office:value="181" calcext:value-type="float">
            <text:p>181</text:p>
          </table:table-cell>
          <table:table-cell table:style-name="ce15" office:value-type="string" calcext:value-type="string">
            <text:p>Stutter</text:p>
          </table:table-cell>
          <table:table-cell table:style-name="ce20" table:content-validation-name="val1" office:value-type="string" calcext:value-type="string">
            <text:p>Joe f/ Mystikal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186]&lt;&gt;&quot;&quot;;[.A185]+1;&quot;&quot;)" office:value-type="float" office:value="182" calcext:value-type="float">
            <text:p>182</text:p>
          </table:table-cell>
          <table:table-cell table:style-name="ce15" office:value-type="string" calcext:value-type="string">
            <text:p>Sugar</text:p>
          </table:table-cell>
          <table:table-cell table:style-name="ce20" table:content-validation-name="val1" office:value-type="string" calcext:value-type="string">
            <text:p>SOAD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87]&lt;&gt;&quot;&quot;;[.A186]+1;&quot;&quot;)" office:value-type="float" office:value="183" calcext:value-type="float">
            <text:p>183</text:p>
          </table:table-cell>
          <table:table-cell table:style-name="ce15" office:value-type="string" calcext:value-type="string">
            <text:p>Sultans Of Swing</text:p>
          </table:table-cell>
          <table:table-cell table:style-name="ce20" table:content-validation-name="val1" office:value-type="string" calcext:value-type="string">
            <text:p>Dire Straits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DmCA#A, FA#C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88]&lt;&gt;&quot;&quot;;[.A187]+1;&quot;&quot;)" office:value-type="float" office:value="184" calcext:value-type="float">
            <text:p>184</text:p>
          </table:table-cell>
          <table:table-cell table:style-name="ce15" office:value-type="string" calcext:value-type="string">
            <text:p>Sundial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89]&lt;&gt;&quot;&quot;;[.A188]+1;&quot;&quot;)" office:value-type="float" office:value="185" calcext:value-type="float">
            <text:p>185</text:p>
          </table:table-cell>
          <table:table-cell table:style-name="ce15" office:value-type="string" calcext:value-type="string">
            <text:p>Sunglasses At Night </text:p>
          </table:table-cell>
          <table:table-cell table:style-name="ce20" table:content-validation-name="val1" office:value-type="string" calcext:value-type="string">
            <text:p>Corey Hart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90]&lt;&gt;&quot;&quot;;[.A189]+1;&quot;&quot;)" office:value-type="float" office:value="186" calcext:value-type="float">
            <text:p>186</text:p>
          </table:table-cell>
          <table:table-cell table:style-name="ce15" office:value-type="string" calcext:value-type="string">
            <text:p>Sunshine of your Love</text:p>
          </table:table-cell>
          <table:table-cell table:style-name="ce20" table:content-validation-name="val1" office:value-type="string" calcext:value-type="string">
            <text:p>Cream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91]&lt;&gt;&quot;&quot;;[.A190]+1;&quot;&quot;)" office:value-type="float" office:value="187" calcext:value-type="float">
            <text:p>187</text:p>
          </table:table-cell>
          <table:table-cell table:style-name="ce15" office:value-type="string" calcext:value-type="string">
            <text:p>Supernaut </text:p>
          </table:table-cell>
          <table:table-cell table:style-name="ce20" table:content-validation-name="val1" office:value-type="string" calcext:value-type="string">
            <text:p>1000 Homo DJ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92]&lt;&gt;&quot;&quot;;[.A191]+1;&quot;&quot;)" office:value-type="float" office:value="188" calcext:value-type="float">
            <text:p>188</text:p>
          </table:table-cell>
          <table:table-cell table:style-name="ce15" office:value-type="string" calcext:value-type="string">
            <text:p>Suzie Q</text:p>
          </table:table-cell>
          <table:table-cell table:style-name="ce20" table:content-validation-name="val1" office:value-type="string" calcext:value-type="string">
            <text:p>Creedence Clearwater Revival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93]&lt;&gt;&quot;&quot;;[.A192]+1;&quot;&quot;)" office:value-type="float" office:value="189" calcext:value-type="float">
            <text:p>189</text:p>
          </table:table-cell>
          <table:table-cell table:style-name="ce15" office:value-type="string" calcext:value-type="string">
            <text:p>Take It Easy</text:p>
          </table:table-cell>
          <table:table-cell table:style-name="ce20" table:content-validation-name="val1" office:value-type="string" calcext:value-type="string">
            <text:p>Eagles, The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GDCGDCGECGACEC</text:p>
            <text:p>GCGACGCGE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94]&lt;&gt;&quot;&quot;;[.A193]+1;&quot;&quot;)" office:value-type="float" office:value="190" calcext:value-type="float">
            <text:p>190</text:p>
          </table:table-cell>
          <table:table-cell table:style-name="ce15" office:value-type="string" calcext:value-type="string">
            <text:p>Take On Me </text:p>
          </table:table-cell>
          <table:table-cell table:style-name="ce20" table:content-validation-name="val1" office:value-type="string" calcext:value-type="string">
            <text:p>Reel Big Fish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95]&lt;&gt;&quot;&quot;;[.A194]+1;&quot;&quot;)" office:value-type="float" office:value="191" calcext:value-type="float">
            <text:p>191</text:p>
          </table:table-cell>
          <table:table-cell table:style-name="ce15" office:value-type="string" calcext:value-type="string">
            <text:p>Tattooed Dancer</text:p>
          </table:table-cell>
          <table:table-cell table:style-name="ce20" table:content-validation-name="val1" office:value-type="string" calcext:value-type="string">
            <text:p>Ozzy Osbourne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96]&lt;&gt;&quot;&quot;;[.A195]+1;&quot;&quot;)" office:value-type="float" office:value="192" calcext:value-type="float">
            <text:p>192</text:p>
          </table:table-cell>
          <table:table-cell table:style-name="ce15" office:value-type="string" calcext:value-type="string">
            <text:p>Tears In Heaven</text:p>
          </table:table-cell>
          <table:table-cell table:style-name="ce20" table:content-validation-name="val1" office:value-type="string" calcext:value-type="string">
            <text:p>Eric Clapt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97]&lt;&gt;&quot;&quot;;[.A196]+1;&quot;&quot;)" office:value-type="float" office:value="193" calcext:value-type="float">
            <text:p>193</text:p>
          </table:table-cell>
          <table:table-cell table:style-name="ce15" office:value-type="string" calcext:value-type="string">
            <text:p>That Smell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AF, CGBF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198]&lt;&gt;&quot;&quot;;[.A197]+1;&quot;&quot;)" office:value-type="float" office:value="194" calcext:value-type="float">
            <text:p>194</text:p>
          </table:table-cell>
          <table:table-cell table:style-name="ce15" office:value-type="string" calcext:value-type="string">
            <text:p>The Astral Project </text:p>
          </table:table-cell>
          <table:table-cell table:style-name="ce20" table:content-validation-name="val1" office:value-type="string" calcext:value-type="string">
            <text:p>Orange Goblin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199]&lt;&gt;&quot;&quot;;[.A198]+1;&quot;&quot;)" office:value-type="float" office:value="195" calcext:value-type="float">
            <text:p>195</text:p>
          </table:table-cell>
          <table:table-cell table:style-name="ce15" office:value-type="string" calcext:value-type="string">
            <text:p>The Chain 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00]&lt;&gt;&quot;&quot;;[.A199]+1;&quot;&quot;)" office:value-type="float" office:value="196" calcext:value-type="float">
            <text:p>196</text:p>
          </table:table-cell>
          <table:table-cell table:style-name="ce15" office:value-type="string" calcext:value-type="string">
            <text:p>The Girl Is Mine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01]&lt;&gt;&quot;&quot;;[.A200]+1;&quot;&quot;)" office:value-type="float" office:value="197" calcext:value-type="float">
            <text:p>197</text:p>
          </table:table-cell>
          <table:table-cell table:style-name="ce15" office:value-type="string" calcext:value-type="string">
            <text:p>The Hook</text:p>
          </table:table-cell>
          <table:table-cell table:style-name="ce20" table:content-validation-name="val1" office:value-type="string" calcext:value-type="string">
            <text:p>Blues Traveler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02]&lt;&gt;&quot;&quot;;[.A201]+1;&quot;&quot;)" office:value-type="float" office:value="198" calcext:value-type="float">
            <text:p>198</text:p>
          </table:table-cell>
          <table:table-cell table:style-name="ce15" office:value-type="string" calcext:value-type="string">
            <text:p>The Hunt</text:p>
          </table:table-cell>
          <table:table-cell table:style-name="ce20" table:content-validation-name="val1" office:value-type="string" calcext:value-type="string">
            <text:p>Lynyrd Skynyrd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B, EBDA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03]&lt;&gt;&quot;&quot;;[.A202]+1;&quot;&quot;)" office:value-type="float" office:value="199" calcext:value-type="float">
            <text:p>199</text:p>
          </table:table-cell>
          <table:table-cell table:style-name="ce15" office:value-type="string" calcext:value-type="string">
            <text:p>The Kill</text:p>
          </table:table-cell>
          <table:table-cell table:style-name="ce20" table:content-validation-name="val1" office:value-type="string" calcext:value-type="string">
            <text:p>30 Seconds To Mars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CDEB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04]&lt;&gt;&quot;&quot;;[.A203]+1;&quot;&quot;)" office:value-type="float" office:value="200" calcext:value-type="float">
            <text:p>200</text:p>
          </table:table-cell>
          <table:table-cell table:style-name="ce15" office:value-type="string" calcext:value-type="string">
            <text:p>The Lady In My Life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05]&lt;&gt;&quot;&quot;;[.A204]+1;&quot;&quot;)" office:value-type="float" office:value="201" calcext:value-type="float">
            <text:p>201</text:p>
          </table:table-cell>
          <table:table-cell table:style-name="ce15" office:value-type="string" calcext:value-type="string">
            <text:p>The Race Is On</text:p>
          </table:table-cell>
          <table:table-cell table:style-name="ce20" table:content-validation-name="val1" office:value-type="string" calcext:value-type="string">
            <text:p>Sawyer Brow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06]&lt;&gt;&quot;&quot;;[.A205]+1;&quot;&quot;)" office:value-type="float" office:value="202" calcext:value-type="float">
            <text:p>202</text:p>
          </table:table-cell>
          <table:table-cell table:style-name="ce15" office:value-type="string" calcext:value-type="string">
            <text:p>The Real Slim Shady</text:p>
          </table:table-cell>
          <table:table-cell table:style-name="ce20" table:content-validation-name="val1" office:value-type="string" calcext:value-type="string">
            <text:p>Eminem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07]&lt;&gt;&quot;&quot;;[.A206]+1;&quot;&quot;)" office:value-type="float" office:value="203" calcext:value-type="float">
            <text:p>203</text:p>
          </table:table-cell>
          <table:table-cell table:style-name="ce15" office:value-type="string" calcext:value-type="string">
            <text:p>The Way You Make Me Feel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08]&lt;&gt;&quot;&quot;;[.A207]+1;&quot;&quot;)" office:value-type="float" office:value="204" calcext:value-type="float">
            <text:p>204</text:p>
          </table:table-cell>
          <table:table-cell table:style-name="ce15" office:value-type="string" calcext:value-type="string">
            <text:p>Thriller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09]&lt;&gt;&quot;&quot;;[.A208]+1;&quot;&quot;)" office:value-type="float" office:value="205" calcext:value-type="float">
            <text:p>205</text:p>
          </table:table-cell>
          <table:table-cell table:style-name="ce15" office:value-type="string" calcext:value-type="string">
            <text:p>Through Glass</text:p>
          </table:table-cell>
          <table:table-cell table:style-name="ce20" table:content-validation-name="val1" office:value-type="string" calcext:value-type="string">
            <text:p>Stone Sour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CDE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10]&lt;&gt;&quot;&quot;;[.A209]+1;&quot;&quot;)" office:value-type="float" office:value="206" calcext:value-type="float">
            <text:p>206</text:p>
          </table:table-cell>
          <table:table-cell table:style-name="ce15" office:value-type="string" calcext:value-type="string">
            <text:p>Too Drunk To Fuck </text:p>
          </table:table-cell>
          <table:table-cell table:style-name="ce20" table:content-validation-name="val1" office:value-type="string" calcext:value-type="string">
            <text:p>Dead Kennedys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1]&lt;&gt;&quot;&quot;;[.A210]+1;&quot;&quot;)" office:value-type="float" office:value="207" calcext:value-type="float">
            <text:p>207</text:p>
          </table:table-cell>
          <table:table-cell table:style-name="ce15" office:value-type="string" calcext:value-type="string">
            <text:p>Touch Me</text:p>
          </table:table-cell>
          <table:table-cell table:style-name="ce20" table:content-validation-name="val1" office:value-type="string" calcext:value-type="string">
            <text:p>Doors, The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12]&lt;&gt;&quot;&quot;;[.A211]+1;&quot;&quot;)" office:value-type="float" office:value="208" calcext:value-type="float">
            <text:p>208</text:p>
          </table:table-cell>
          <table:table-cell table:style-name="ce15" office:value-type="string" calcext:value-type="string">
            <text:p>Turn The Page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EDA, CDE</text:p>
          </table:table-cell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13]&lt;&gt;&quot;&quot;;[.A212]+1;&quot;&quot;)" office:value-type="float" office:value="209" calcext:value-type="float">
            <text:p>209</text:p>
          </table:table-cell>
          <table:table-cell table:style-name="ce15" office:value-type="string" calcext:value-type="string">
            <text:p>Tusk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4]&lt;&gt;&quot;&quot;;[.A213]+1;&quot;&quot;)" office:value-type="float" office:value="210" calcext:value-type="float">
            <text:p>210</text:p>
          </table:table-cell>
          <table:table-cell table:style-name="ce15" office:value-type="string" calcext:value-type="string">
            <text:p>Tusk </text:p>
          </table:table-cell>
          <table:table-cell table:style-name="ce20" table:content-validation-name="val1" office:value-type="string" calcext:value-type="string">
            <text:p>Fleetwood Mac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5]&lt;&gt;&quot;&quot;;[.A214]+1;&quot;&quot;)" office:value-type="float" office:value="211" calcext:value-type="float">
            <text:p>211</text:p>
          </table:table-cell>
          <table:table-cell table:style-name="ce15" office:value-type="string" calcext:value-type="string">
            <text:p>Umbrella [Rihanna] </text:p>
          </table:table-cell>
          <table:table-cell table:style-name="ce20" table:content-validation-name="val1" office:value-type="string" calcext:value-type="string">
            <text:p>All Time Low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6]&lt;&gt;&quot;&quot;;[.A215]+1;&quot;&quot;)" office:value-type="float" office:value="212" calcext:value-type="float">
            <text:p>212</text:p>
          </table:table-cell>
          <table:table-cell table:style-name="ce15" office:value-type="string" calcext:value-type="string">
            <text:p>Video Killed the Radio Star </text:p>
          </table:table-cell>
          <table:table-cell table:style-name="ce20" table:content-validation-name="val1" office:value-type="string" calcext:value-type="string">
            <text:p>Amber Pacific</text:p>
          </table:table-cell>
          <table:table-cell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17]&lt;&gt;&quot;&quot;;[.A216]+1;&quot;&quot;)" office:value-type="float" office:value="213" calcext:value-type="float">
            <text:p>213</text:p>
          </table:table-cell>
          <table:table-cell table:style-name="ce15" office:value-type="string" calcext:value-type="string">
            <text:p>Wait And Bleed</text:p>
          </table:table-cell>
          <table:table-cell table:style-name="ce20" table:content-validation-name="val1" office:value-type="string" calcext:value-type="string">
            <text:p>Slipknot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18]&lt;&gt;&quot;&quot;;[.A217]+1;&quot;&quot;)" office:value-type="float" office:value="214" calcext:value-type="float">
            <text:p>214</text:p>
          </table:table-cell>
          <table:table-cell table:style-name="ce15" office:value-type="string" calcext:value-type="string">
            <text:p>Waitin For the Bus</text:p>
          </table:table-cell>
          <table:table-cell table:style-name="ce20" table:content-validation-name="val1" office:value-type="string" calcext:value-type="string">
            <text:p>ZZ Top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19]&lt;&gt;&quot;&quot;;[.A218]+1;&quot;&quot;)" office:value-type="float" office:value="215" calcext:value-type="float">
            <text:p>215</text:p>
          </table:table-cell>
          <table:table-cell table:style-name="ce15" office:value-type="string" calcext:value-type="string">
            <text:p>Waiting For the Sun</text:p>
          </table:table-cell>
          <table:table-cell table:style-name="ce20" table:content-validation-name="val1" office:value-type="string" calcext:value-type="string">
            <text:p>Doors, The</text:p>
          </table:table-cell>
          <table:table-cell table:style-name="ce24" table:content-validation-name="val2"/>
          <table:table-cell table:style-name="ce24" table:content-validation-name="val3"/>
          <table:table-cell table:style-name="ce37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20]&lt;&gt;&quot;&quot;;[.A219]+1;&quot;&quot;)" office:value-type="float" office:value="216" calcext:value-type="float">
            <text:p>216</text:p>
          </table:table-cell>
          <table:table-cell table:style-name="ce15" office:value-type="string" calcext:value-type="string">
            <text:p>Wanna Be Startin' Somethin'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21]&lt;&gt;&quot;&quot;;[.A220]+1;&quot;&quot;)" office:value-type="float" office:value="217" calcext:value-type="float">
            <text:p>217</text:p>
          </table:table-cell>
          <table:table-cell table:style-name="ce15" office:value-type="string" calcext:value-type="string">
            <text:p>Wanted Dead Or Alive</text:p>
          </table:table-cell>
          <table:table-cell table:style-name="ce20" table:content-validation-name="val1" office:value-type="string" calcext:value-type="string">
            <text:p>Bon Jovi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22]&lt;&gt;&quot;&quot;;[.A221]+1;&quot;&quot;)" office:value-type="float" office:value="218" calcext:value-type="float">
            <text:p>218</text:p>
          </table:table-cell>
          <table:table-cell table:style-name="ce15" office:value-type="string" calcext:value-type="string">
            <text:p>We Are The World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23]&lt;&gt;&quot;&quot;;[.A222]+1;&quot;&quot;)" office:value-type="float" office:value="219" calcext:value-type="float">
            <text:p>219</text:p>
          </table:table-cell>
          <table:table-cell table:style-name="ce15" office:value-type="string" calcext:value-type="string">
            <text:p>We Got The Beat</text:p>
          </table:table-cell>
          <table:table-cell table:style-name="ce20" table:content-validation-name="val1" office:value-type="string" calcext:value-type="string">
            <text:p>Go-Go's, The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24]&lt;&gt;&quot;&quot;;[.A223]+1;&quot;&quot;)" office:value-type="float" office:value="220" calcext:value-type="float">
            <text:p>220</text:p>
          </table:table-cell>
          <table:table-cell table:style-name="ce15" office:value-type="string" calcext:value-type="string">
            <text:p>We're An American Band</text:p>
          </table:table-cell>
          <table:table-cell table:style-name="ce20" table:content-validation-name="val1" office:value-type="string" calcext:value-type="string">
            <text:p>Grand Funk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25]&lt;&gt;&quot;&quot;;[.A224]+1;&quot;&quot;)" office:value-type="float" office:value="221" calcext:value-type="float">
            <text:p>221</text:p>
          </table:table-cell>
          <table:table-cell table:style-name="ce15" office:value-type="string" calcext:value-type="string">
            <text:p>What Would You Do</text:p>
          </table:table-cell>
          <table:table-cell table:style-name="ce20" table:content-validation-name="val1" office:value-type="string" calcext:value-type="string">
            <text:p>City High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26]&lt;&gt;&quot;&quot;;[.A225]+1;&quot;&quot;)" office:value-type="float" office:value="222" calcext:value-type="float">
            <text:p>222</text:p>
          </table:table-cell>
          <table:table-cell table:style-name="ce15" office:value-type="string" calcext:value-type="string">
            <text:p>What's Your Fantasy</text:p>
          </table:table-cell>
          <table:table-cell table:style-name="ce20" table:content-validation-name="val1" office:value-type="string" calcext:value-type="string">
            <text:p>Ludacris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27]&lt;&gt;&quot;&quot;;[.A226]+1;&quot;&quot;)" office:value-type="float" office:value="223" calcext:value-type="float">
            <text:p>223</text:p>
          </table:table-cell>
          <table:table-cell table:style-name="ce15" office:value-type="string" calcext:value-type="string">
            <text:p>Wherever I May Roam</text:p>
          </table:table-cell>
          <table:table-cell table:style-name="ce20" table:content-validation-name="val1" office:value-type="string" calcext:value-type="string">
            <text:p>Metallica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28]&lt;&gt;&quot;&quot;;[.A227]+1;&quot;&quot;)" office:value-type="float" office:value="224" calcext:value-type="float">
            <text:p>224</text:p>
          </table:table-cell>
          <table:table-cell table:style-name="ce15" office:value-type="string" calcext:value-type="string">
            <text:p>Wherever You Will Go</text:p>
          </table:table-cell>
          <table:table-cell table:style-name="ce20" table:content-validation-name="val1" office:value-type="string" calcext:value-type="string">
            <text:p>Calling, The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number-columns-repeated="3"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29]&lt;&gt;&quot;&quot;;[.A228]+1;&quot;&quot;)" office:value-type="float" office:value="225" calcext:value-type="float">
            <text:p>225</text:p>
          </table:table-cell>
          <table:table-cell table:style-name="ce15" office:value-type="string" calcext:value-type="string">
            <text:p>Without Me</text:p>
          </table:table-cell>
          <table:table-cell table:style-name="ce20" table:content-validation-name="val1" office:value-type="string" calcext:value-type="string">
            <text:p>Eminem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30]&lt;&gt;&quot;&quot;;[.A229]+1;&quot;&quot;)" office:value-type="float" office:value="226" calcext:value-type="float">
            <text:p>226</text:p>
          </table:table-cell>
          <table:table-cell table:style-name="ce15" office:value-type="string" calcext:value-type="string">
            <text:p>Woman</text:p>
          </table:table-cell>
          <table:table-cell table:style-name="ce20" table:content-validation-name="val1" office:value-type="string" calcext:value-type="string">
            <text:p>Wolfmother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31]&lt;&gt;&quot;&quot;;[.A230]+1;&quot;&quot;)" office:value-type="float" office:value="227" calcext:value-type="float">
            <text:p>227</text:p>
          </table:table-cell>
          <table:table-cell table:style-name="ce15" office:value-type="string" calcext:value-type="string">
            <text:p>Wonderful Tonight</text:p>
          </table:table-cell>
          <table:table-cell table:style-name="ce20" table:content-validation-name="val1" office:value-type="string" calcext:value-type="string">
            <text:p>Eric Clapton</text:p>
          </table:table-cell>
          <table:table-cell table:style-name="ce24" table:content-validation-name="val2"/>
          <table:table-cell table:style-name="ce24" table:content-validation-name="val3" office:value-type="string" calcext:value-type="string">
            <text:p>GF#/DCD</text:p>
          </table:table-cell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 table:number-columns-repeated="2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32]&lt;&gt;&quot;&quot;;[.A231]+1;&quot;&quot;)" office:value-type="float" office:value="228" calcext:value-type="float">
            <text:p>228</text:p>
          </table:table-cell>
          <table:table-cell table:style-name="ce15" office:value-type="string" calcext:value-type="string">
            <text:p>Working Day and Night</text:p>
          </table:table-cell>
          <table:table-cell table:style-name="ce20" table:content-validation-name="val1" office:value-type="string" calcext:value-type="string">
            <text:p>Michael Jackson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97" table:formula="of:=IF([.B233]&lt;&gt;&quot;&quot;;[.A232]+1;&quot;&quot;)" office:value-type="float" office:value="229" calcext:value-type="float">
            <text:p>229</text:p>
          </table:table-cell>
          <table:table-cell table:style-name="ce15" office:value-type="string" calcext:value-type="string">
            <text:p>You Really Got Me</text:p>
          </table:table-cell>
          <table:table-cell table:style-name="ce20" table:content-validation-name="val1" office:value-type="string" calcext:value-type="string">
            <text:p>Kinks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34]&lt;&gt;&quot;&quot;;[.A233]+1;&quot;&quot;)" office:value-type="float" office:value="230" calcext:value-type="float">
            <text:p>230</text:p>
          </table:table-cell>
          <table:table-cell table:style-name="ce15" office:value-type="string" calcext:value-type="string">
            <text:p>You're Crazy </text:p>
          </table:table-cell>
          <table:table-cell table:style-name="ce20" table:content-validation-name="val1" office:value-type="string" calcext:value-type="string">
            <text:p>Guns N' Roses</text:p>
          </table:table-cell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35]&lt;&gt;&quot;&quot;;[.A234]+1;&quot;&quot;)" office:value-type="float" office:value="231" calcext:value-type="float">
            <text:p>231</text:p>
          </table:table-cell>
          <table:table-cell table:style-name="ce15" office:value-type="string" calcext:value-type="string">
            <text:p>Blitzkrieg Bop</text:p>
          </table:table-cell>
          <table:table-cell table:style-name="ce20" table:content-validation-name="val1" office:value-type="string" calcext:value-type="string">
            <text:p>Ramones, The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36]&lt;&gt;&quot;&quot;;[.A235]+1;&quot;&quot;)" office:value-type="float" office:value="232" calcext:value-type="float">
            <text:p>232</text:p>
          </table:table-cell>
          <table:table-cell table:style-name="ce15" office:value-type="string" calcext:value-type="string">
            <text:p>I Wanna Be Sedated</text:p>
          </table:table-cell>
          <table:table-cell table:style-name="ce20" table:content-validation-name="val1" office:value-type="string" calcext:value-type="string">
            <text:p>Ramones, The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37]&lt;&gt;&quot;&quot;;[.A236]+1;&quot;&quot;)" office:value-type="float" office:value="233" calcext:value-type="float">
            <text:p>233</text:p>
          </table:table-cell>
          <table:table-cell table:style-name="ce15" office:value-type="string" calcext:value-type="string">
            <text:p>Let Me Out</text:p>
          </table:table-cell>
          <table:table-cell table:style-name="ce20" table:content-validation-name="val1" office:value-type="string" calcext:value-type="string">
            <text:p>Not By Chains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38]&lt;&gt;&quot;&quot;;[.A237]+1;&quot;&quot;)" office:value-type="float" office:value="234" calcext:value-type="float">
            <text:p>234</text:p>
          </table:table-cell>
          <table:table-cell table:style-name="ce15" office:value-type="string" calcext:value-type="string">
            <text:p>Modern Messiah</text:p>
          </table:table-cell>
          <table:table-cell table:style-name="ce20" table:content-validation-name="val1" office:value-type="string" calcext:value-type="string">
            <text:p>Not By Chains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39]&lt;&gt;&quot;&quot;;[.A238]+1;&quot;&quot;)" office:value-type="float" office:value="235" calcext:value-type="float">
            <text:p>235</text:p>
          </table:table-cell>
          <table:table-cell table:style-name="ce15" office:value-type="string" calcext:value-type="string">
            <text:p>Weighted Down</text:p>
          </table:table-cell>
          <table:table-cell table:style-name="ce20" table:content-validation-name="val1" office:value-type="string" calcext:value-type="string">
            <text:p>Not By Chains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0]&lt;&gt;&quot;&quot;;[.A239]+1;&quot;&quot;)" office:value-type="float" office:value="236" calcext:value-type="float">
            <text:p>236</text:p>
          </table:table-cell>
          <table:table-cell table:style-name="ce15" office:value-type="string" calcext:value-type="string">
            <text:p>We The People</text:p>
          </table:table-cell>
          <table:table-cell table:style-name="ce20" table:content-validation-name="val1" office:value-type="string" calcext:value-type="string">
            <text:p>Not By Chains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1]&lt;&gt;&quot;&quot;;[.A240]+1;&quot;&quot;)" office:value-type="float" office:value="237" calcext:value-type="float">
            <text:p>237</text:p>
          </table:table-cell>
          <table:table-cell table:style-name="ce15" office:value-type="string" calcext:value-type="string">
            <text:p>You Make Me Hate Myself</text:p>
          </table:table-cell>
          <table:table-cell table:style-name="ce20" table:content-validation-name="val1" office:value-type="string" calcext:value-type="string">
            <text:p>Not By Chains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2]&lt;&gt;&quot;&quot;;[.A241]+1;&quot;&quot;)" office:value-type="float" office:value="238" calcext:value-type="float">
            <text:p>238</text:p>
          </table:table-cell>
          <table:table-cell table:style-name="ce15" office:value-type="string" calcext:value-type="string">
            <text:p>Bad Romance</text:p>
          </table:table-cell>
          <table:table-cell table:style-name="ce20" table:content-validation-name="val1" office:value-type="string" calcext:value-type="string">
            <text:p>Lady Gaga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3]&lt;&gt;&quot;&quot;;[.A242]+1;&quot;&quot;)" office:value-type="float" office:value="239" calcext:value-type="float">
            <text:p>239</text:p>
          </table:table-cell>
          <table:table-cell table:style-name="ce15" office:value-type="string" calcext:value-type="string">
            <text:p>Typical Rockstar</text:p>
          </table:table-cell>
          <table:table-cell table:style-name="ce20" table:content-validation-name="val1" office:value-type="string" calcext:value-type="string">
            <text:p>Not By Chains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4]&lt;&gt;&quot;&quot;;[.A243]+1;&quot;&quot;)" office:value-type="float" office:value="240" calcext:value-type="float">
            <text:p>240</text:p>
          </table:table-cell>
          <table:table-cell table:style-name="ce15" office:value-type="string" calcext:value-type="string">
            <text:p>Forsaken Face</text:p>
          </table:table-cell>
          <table:table-cell table:style-name="ce20" table:content-validation-name="val1" office:value-type="string" calcext:value-type="string">
            <text:p>Not By Chains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5]&lt;&gt;&quot;&quot;;[.A244]+1;&quot;&quot;)" office:value-type="float" office:value="241" calcext:value-type="float">
            <text:p>241</text:p>
          </table:table-cell>
          <table:table-cell table:style-name="ce15" office:value-type="string" calcext:value-type="string">
            <text:p>Remorse</text:p>
          </table:table-cell>
          <table:table-cell table:style-name="ce20" table:content-validation-name="val1" office:value-type="string" calcext:value-type="string">
            <text:p>Not By Chains</text:p>
          </table:table-cell>
          <table:table-cell table:style-name="ce24" table:content-validation-name="val2"/>
          <table:table-cell table:style-name="ce24" table:content-validation-name="val3" table:number-columns-repeated="2"/>
          <table:table-cell table:style-name="ce24" table:content-validation-name="val3" office:value-type="string" calcext:value-type="string">
            <text:p>X</text:p>
          </table:table-cell>
          <table:table-cell table:style-name="ce24" table:content-validation-name="val3"/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6]&lt;&gt;&quot;&quot;;[.A245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7]&lt;&gt;&quot;&quot;;[.A246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8]&lt;&gt;&quot;&quot;;[.A247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49]&lt;&gt;&quot;&quot;;[.A248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0]&lt;&gt;&quot;&quot;;[.A249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1]&lt;&gt;&quot;&quot;;[.A250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2]&lt;&gt;&quot;&quot;;[.A251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3]&lt;&gt;&quot;&quot;;[.A252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4]&lt;&gt;&quot;&quot;;[.A253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5]&lt;&gt;&quot;&quot;;[.A254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6]&lt;&gt;&quot;&quot;;[.A255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7]&lt;&gt;&quot;&quot;;[.A256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8]&lt;&gt;&quot;&quot;;[.A257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59]&lt;&gt;&quot;&quot;;[.A258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0]&lt;&gt;&quot;&quot;;[.A259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1]&lt;&gt;&quot;&quot;;[.A260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2]&lt;&gt;&quot;&quot;;[.A261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3]&lt;&gt;&quot;&quot;;[.A262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4]&lt;&gt;&quot;&quot;;[.A263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5]&lt;&gt;&quot;&quot;;[.A264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6]&lt;&gt;&quot;&quot;;[.A265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7]&lt;&gt;&quot;&quot;;[.A266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8]&lt;&gt;&quot;&quot;;[.A267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69]&lt;&gt;&quot;&quot;;[.A268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0]&lt;&gt;&quot;&quot;;[.A269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1]&lt;&gt;&quot;&quot;;[.A270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2]&lt;&gt;&quot;&quot;;[.A271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3]&lt;&gt;&quot;&quot;;[.A272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4]&lt;&gt;&quot;&quot;;[.A273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5]&lt;&gt;&quot;&quot;;[.A274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6]&lt;&gt;&quot;&quot;;[.A275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7]&lt;&gt;&quot;&quot;;[.A276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8]&lt;&gt;&quot;&quot;;[.A277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79]&lt;&gt;&quot;&quot;;[.A278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80]&lt;&gt;&quot;&quot;;[.A279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81]&lt;&gt;&quot;&quot;;[.A280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82]&lt;&gt;&quot;&quot;;[.A281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83]&lt;&gt;&quot;&quot;;[.A282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84]&lt;&gt;&quot;&quot;;[.A283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85]&lt;&gt;&quot;&quot;;[.A284]+1;&quot;&quot;)">
            <text:p/>
          </table:table-cell>
          <table:table-cell table:style-name="ce15"/>
          <table:table-cell table:style-name="ce20" table:content-validation-name="val1"/>
          <table:table-cell table:style-name="ce24" table:content-validation-name="val2"/>
          <table:table-cell table:style-name="ce24" table:content-validation-name="val3" table:number-columns-repeated="4"/>
          <table:table-cell table:style-name="ce42" table:number-columns-repeated="3"/>
          <table:table-cell table:style-name="ce46"/>
          <table:table-cell table:number-columns-repeated="1012"/>
        </table:table-row>
        <table:table-row table:style-name="ro5">
          <table:table-cell table:style-name="ce97" table:formula="of:=IF([.B286]&lt;&gt;&quot;&quot;;[.A285]+1;&quot;&quot;)">
            <text:p/>
          </table:table-cell>
          <table:table-cell table:number-columns-repeated="3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87]&lt;&gt;&quot;&quot;;[.A286]+1;&quot;&quot;)">
            <text:p/>
          </table:table-cell>
          <table:table-cell table:number-columns-repeated="3"/>
          <table:table-cell table:content-validation-name="val3"/>
          <table:table-cell table:number-columns-repeated="1019"/>
        </table:table-row>
        <table:table-row table:style-name="ro5">
          <table:table-cell table:style-name="ce97" table:formula="of:=IF([.B288]&lt;&gt;&quot;&quot;;[.A287]+1;&quot;&quot;)">
            <text:p/>
          </table:table-cell>
          <table:table-cell table:number-columns-repeated="3"/>
          <table:table-cell table:content-validation-name="val3"/>
          <table:table-cell table:number-columns-repeated="1019"/>
        </table:table-row>
        <table:table-row table:style-name="ro5" table:number-rows-repeated="1048233">
          <table:table-cell table:number-columns-repeated="4"/>
          <table:table-cell table:content-validation-name="val3"/>
          <table:table-cell table:number-columns-repeated="1019"/>
        </table:table-row>
        <table:table-row table:style-name="ro11" table:number-rows-repeated="54">
          <table:table-cell table:number-columns-repeated="4"/>
          <table:table-cell table:content-validation-name="val3"/>
          <table:table-cell table:number-columns-repeated="1019"/>
        </table:table-row>
        <table:table-row table:style-name="ro11">
          <table:table-cell table:number-columns-repeated="4"/>
          <table:table-cell table:content-validation-name="val3"/>
          <table:table-cell table:number-columns-repeated="1019"/>
        </table:table-row>
        <table:named-expressions>
          <table:named-range table:name="_xlnm._FilterDatabase" table:base-cell-address="$Instructions.$A$1" table:cell-range-address="$MAIN.$B$4:.$T$29"/>
        </table:named-expressions>
        <calcext:conditional-formats>
          <calcext:conditional-format calcext:target-range-address="MAIN.Q5:MAIN.Q29">
            <calcext:condition calcext:apply-style-name="ConditionalStyle_1" calcext:value="formula-is(regexmatch(#REF!;&quot;High&quot;))" calcext:base-cell-address="MAIN.Q5"/>
          </calcext:conditional-format>
          <calcext:conditional-format calcext:target-range-address="MAIN.Q5:MAIN.Q29">
            <calcext:condition calcext:apply-style-name="ConditionalStyle_2" calcext:value="begins-with(&quot;04 Low&quot;)" calcext:base-cell-address="MAIN.Q5"/>
          </calcext:conditional-format>
          <calcext:conditional-format calcext:target-range-address="MAIN.Q5:MAIN.Q29">
            <calcext:condition calcext:apply-style-name="ConditionalStyle_3" calcext:value="begins-with(&quot;03 Med&quot;)" calcext:base-cell-address="MAIN.Q5"/>
          </calcext:conditional-format>
          <calcext:conditional-format calcext:target-range-address="MAIN.M5:MAIN.S9 MAIN.M15:MAIN.S29 MAIN.M10:MAIN.Q14 MAIN.S10:MAIN.S14">
            <calcext:condition calcext:apply-style-name="ConditionalStyle_4" calcext:value="formula-is(regexmatch(#REF!;&quot;(?i)complete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5" calcext:value="formula-is(regexmatch(#REF!;&quot;(?i)Partial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6" calcext:value="formula-is(regexmatch(#REF!;&quot;(?i)unstarted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7" calcext:value="formula-is(regexmatch(#REF!;&quot;(?i)Mostly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8" calcext:value="formula-is(regexmatch(#REF!;&quot;(?i)abandoned&quot;))" calcext:base-cell-address="MAIN.M5"/>
          </calcext:conditional-format>
          <calcext:conditional-format calcext:target-range-address="MAIN.D8:MAIN.L8">
            <calcext:condition calcext:apply-style-name="Excel_CondFormat_1_1_1" calcext:value="=&quot;Negative&quot;" calcext:base-cell-address="MAIN.D8"/>
          </calcext:conditional-format>
        </calcext:conditional-formats>
      </table:table>
      <table:table table:name="VARIABLES" table:style-name="ta3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2">
          <table:table-cell table:style-name="ce106" office:value-type="string" calcext:value-type="string">
            <text:p>VARIABLES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 table:number-columns-repeated="1013"/>
        </table:table-row>
        <table:table-row table:style-name="ro4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90"/>
          <table:table-cell table:content-validation-name="val3"/>
          <table:table-cell table:style-name="ce90" table:content-validation-name="val3"/>
          <table:table-cell table:content-validation-name="val3"/>
          <table:table-cell table:style-name="ce90"/>
          <table:table-cell/>
          <table:table-cell table:style-name="ce90"/>
          <table:table-cell table:number-columns-repeated="1013"/>
        </table:table-row>
        <table:table-row table:style-name="ro4">
          <table:table-cell table:number-columns-repeated="2"/>
          <table:table-cell table:style-name="ce90" office:value-type="string" calcext:value-type="string">
            <text:p>Rap-Rock Crossover</text:p>
          </table:table-cell>
          <table:table-cell/>
          <table:table-cell table:style-name="ce90"/>
          <table:table-cell table:content-validation-name="val3"/>
          <table:table-cell table:style-name="ce90" table:content-validation-name="val3"/>
          <table:table-cell table:content-validation-name="val3"/>
          <table:table-cell table:style-name="ce90"/>
          <table:table-cell/>
          <table:table-cell table:style-name="ce90"/>
          <table:table-cell table:number-columns-repeated="1013"/>
        </table:table-row>
        <table:table-row table:style-name="ro4">
          <table:table-cell table:number-columns-repeated="2"/>
          <table:table-cell table:style-name="ce90" office:value-type="string" calcext:value-type="string">
            <text:p>Acid Rock</text:p>
          </table:table-cell>
          <table:table-cell/>
          <table:table-cell table:style-name="ce90"/>
          <table:table-cell table:content-validation-name="val3"/>
          <table:table-cell table:style-name="ce90" table:content-validation-name="val3"/>
          <table:table-cell table:content-validation-name="val3"/>
          <table:table-cell table:style-name="ce90"/>
          <table:table-cell/>
          <table:table-cell table:style-name="ce9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90"/>
          <table:table-cell table:content-validation-name="val3"/>
          <table:table-cell table:style-name="ce90" table:content-validation-name="val3"/>
          <table:table-cell table:content-validation-name="val3"/>
          <table:table-cell table:style-name="ce90"/>
          <table:table-cell/>
          <table:table-cell table:style-name="ce9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90"/>
          <table:table-cell table:content-validation-name="val3"/>
          <table:table-cell table:style-name="ce90" table:content-validation-name="val3"/>
          <table:table-cell table:content-validation-name="val3"/>
          <table:table-cell table:style-name="ce90"/>
          <table:table-cell/>
          <table:table-cell table:style-name="ce9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93"/>
          <table:table-cell table:content-validation-name="val3"/>
          <table:table-cell table:style-name="ce93" table:content-validation-name="val3"/>
          <table:table-cell table:content-validation-name="val3"/>
          <table:table-cell table:style-name="ce93"/>
          <table:table-cell/>
          <table:table-cell table:style-name="ce93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60"/>
          <table:table-cell table:number-columns-repeated="2"/>
          <table:table-cell table:content-validation-name="val3" table:number-columns-repeated="3"/>
          <table:table-cell table:number-columns-repeated="1016"/>
        </table:table-row>
        <table:table-row table:style-name="ro5" table:number-rows-repeated="80">
          <table:table-cell table:number-columns-repeated="5"/>
          <table:table-cell table:content-validation-name="val3" table:number-columns-repeated="3"/>
          <table:table-cell table:number-columns-repeated="1016"/>
        </table:table-row>
        <table:table-row table:style-name="ro5">
          <table:table-cell/>
          <table:table-cell table:style-name="ce89"/>
          <table:table-cell table:number-columns-repeated="3"/>
          <table:table-cell table:content-validation-name="val3" table:number-columns-repeated="3"/>
          <table:table-cell table:number-columns-repeated="1016"/>
        </table:table-row>
        <table:table-row table:style-name="ro5" table:number-rows-repeated="77">
          <table:table-cell table:number-columns-repeated="5"/>
          <table:table-cell table:content-validation-name="val3" table:number-columns-repeated="3"/>
          <table:table-cell table:number-columns-repeated="1016"/>
        </table:table-row>
        <table:table-row table:style-name="ro5" table:number-rows-repeated="10483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ANDS" table:style-name="ta3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2">
          <table:table-cell table:style-name="ce106" office:value-type="string" calcext:value-type="string">
            <text:p>BANDS</text:p>
          </table:table-cell>
          <table:table-cell table:number-columns-repeated="1023"/>
        </table:table-row>
        <table:table-row table:style-name="ro13">
          <table:table-cell table:number-columns-repeated="2"/>
          <table:table-cell table:style-name="ce94" office:value-type="string" calcext:value-type="string">
            <text:p>Band Name</text:p>
          </table:table-cell>
          <table:table-cell table:style-name="ce105" office:value-type="string" calcext:value-type="string">
            <text:p>Nickname</text:p>
          </table:table-cell>
          <table:table-cell table:style-name="ce105" office:value-type="string" calcext:value-type="string">
            <text:p>Primary Genre</text:p>
          </table:table-cell>
          <table:table-cell table:style-name="ce105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07" office:value-type="string" calcext:value-type="string">
            <text:p>1000 Homo DJ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2Pac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3 Doors Dow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30 Seconds To Mar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88 Fingers Loui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gony Sce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lbert Hammon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lice In Cha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ien Ant Far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l Time L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most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y &amp; AJ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mber Pacifi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achman Turner Overdriv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ad Compan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eatl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ee Ge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en Harp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ill With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ack Sabba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ackstree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oodhound Ga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ue Che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ue Octob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ues Trave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b Dyl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b Seg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n Jov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nnie Ty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rian McKnigh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ryan Adam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u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alling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eeLo Gre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eech &amp; Cho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ity Hig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rey Har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unting Crow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re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re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reedence Clearwater Reviv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anzi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ead Kenned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el Shann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esel Bo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re Strai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shwal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kk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na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ov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obie Brot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o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r. D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r. Dre &amp; Emin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wight Yoak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agl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l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min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ric Clap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ve &amp; Gwen Stefan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aith Hill &amp; Tim McGra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ive Finger Death Pun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leetwood Ma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lock Of Seagulls, 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eorgia Satellit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o-Go'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rand Fun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uns N' Ros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arry Chap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it The Ligh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ootie &amp; The Blowfi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an &amp; De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ethro Tu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im Cro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imi Hendrix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e f/ Mystik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e Wal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ny Ca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udas Prie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d Roc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d Rock &amp; Cheryl Cr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ngs Of Le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n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nack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yus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ady Gag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d Zeppel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nny Kravitz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os Lobo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udacr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ynyrd Skyny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rcy Playgroun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rilyn Man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tchbox Twen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n At Wor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rvin Dreav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tallic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ichael Jack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oody Blu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otorhea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ystik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il You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ll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w Found Glor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ine Inch Nai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irvan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ot By Cha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W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range Gobl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utkas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zzy Osbourn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earl J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ennywis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hil Coll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op Evi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diohea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ge Against The Machin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mon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eel Big Fis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E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ick Springfiel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ictchie Vale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d Stewar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ger Mil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nnie Milsap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wyer Br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y Anyth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cary Kids Scaring Ki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e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eeth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hined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kid R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lipkno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OA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oul Asylu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oundgard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one Sou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ublim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nacious 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s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hree Dog Nigh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im McGra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V Them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Van Moris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e The Kin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h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hite Strip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hite Zombi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ho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olfmoth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Yardbird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ZZ Top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/>
          <table:table-cell table:number-columns-repeated="1021"/>
        </table:table-row>
        <table:table-row table:style-name="ro5" table:number-rows-repeated="104841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orityLevels" table:base-cell-address="$BANDS.$A$1" table:cell-range-address="$BANDS.$G$3:.$G$10"/>
          <table:named-range table:name="SiteEnv" table:base-cell-address="$BANDS.$A$1" table:cell-range-address="$BANDS.$E$3:.$E$10"/>
          <table:named-range table:name="SiteNames" table:base-cell-address="$BANDS.$A$1" table:cell-range-address="$BANDS.$I$3:.$I$10"/>
          <table:named-range table:name="Statuses" table:base-cell-address="$BANDS.$A$1" table:cell-range-address="$BANDS.$C$3:.$C$10"/>
          <table:named-range table:name="TicketStatus" table:base-cell-address="$BANDS.$A$1" table:cell-range-address="$BANDS.$K$3:.$K$10"/>
        </table:named-expressions>
      </table:table>
      <table:table table:name="Version Log" table:style-name="ta4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38" table:number-columns-repeated="20" table:default-cell-style-name="Default"/>
        <table:table-column table:style-name="co1" table:number-columns-repeated="998" table:default-cell-style-name="Default"/>
        <table:table-row table:style-name="ro14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5">
          <table:table-cell table:number-columns-repeated="2"/>
          <table:table-cell table:style-name="ce372"/>
          <table:table-cell table:number-columns-repeated="1021"/>
        </table:table-row>
        <table:table-row table:style-name="ro15">
          <table:table-cell table:style-name="ce363" table:formula="of:=[.A4]+1" office:value-type="float" office:value="3" calcext:value-type="float">
            <text:p>3</text:p>
          </table:table-cell>
          <table:table-cell table:style-name="ce366" office:value-type="date" office:date-value="2024-05-14" calcext:value-type="date">
            <text:p>May 14, 2024</text:p>
          </table:table-cell>
          <table:table-cell table:style-name="ce373" office:value-type="string" calcext:value-type="string">
            <text:p>* ADD TAB: <text:span text:style-name="T1">BANDS</text:span></text:p>
          </table:table-cell>
          <table:table-cell table:number-columns-repeated="1021"/>
        </table:table-row>
        <table:table-row table:style-name="ro16">
          <table:table-cell table:style-name="ce363" table:formula="of:=[.A5]+1" office:value-type="float" office:value="2" calcext:value-type="float">
            <text:p>2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126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4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4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BandNames" table:target-range-address="BANDS.C3:BANDS.C182" table:on-update-keep-styles="true" table:on-update-keep-size="false"/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L234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BANDS.C2:BANDS.C1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2:20:31.7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Song_20_List" style:display-name="Song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12:20:31.752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12:20:31.754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12:20:31.755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12:20:31.757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12:20:31.759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12:20:31.761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12:20:31.763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12:20:31.764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5">00/00/0000</text:date></text:span><text:span text:style-name="MT1">, </text:span><text:span text:style-name="MT1"><text:time style:data-style-name="N2" text:time-value="12:20:31.766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15T12:35:26.351000000</dc:date>
    <meta:editing-duration>PT2H38M29S</meta:editing-duration>
    <meta:editing-cycles>67</meta:editing-cycles>
    <meta:document-statistic meta:table-count="5" meta:cell-count="1330" meta:object-count="0"/>
  </office:meta>
</office:document-meta>
</file>